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6pt" officeooo:rsid="0013fe6f" officeooo:paragraph-rsid="0013fe6f" style:font-size-asian="14pt" style:font-size-complex="16pt"/>
    </style:style>
    <style:style style:name="P2" style:family="paragraph" style:parent-style-name="Text_20_body">
      <style:text-properties officeooo:rsid="0013fe6f" officeooo:paragraph-rsid="0013fe6f"/>
    </style:style>
    <style:style style:name="P3" style:family="paragraph" style:parent-style-name="Standard">
      <style:text-properties officeooo:rsid="0013fe6f" officeooo:paragraph-rsid="0013fe6f"/>
    </style:style>
    <style:style style:name="P4" style:family="paragraph" style:parent-style-name="Text_20_body">
      <style:text-properties officeooo:rsid="000f8fe2" officeooo:paragraph-rsid="000f8fe2"/>
    </style:style>
    <style:style style:name="P5" style:family="paragraph" style:parent-style-name="Standard">
      <style:text-properties officeooo:rsid="000f8fe2" officeooo:paragraph-rsid="000f8fe2"/>
    </style:style>
    <style:style style:name="P6" style:family="paragraph" style:parent-style-name="Standard">
      <style:text-properties officeooo:rsid="0012935e" officeooo:paragraph-rsid="001293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QUICK UPDATE PROPOSED 3-21-26 IMPIMENTED ???</text:p>
      <text:p text:style-name="P2">##**IMPORTANT-NOTE: One thing I need to tweek is taking this OFF of the ‘npm web-server!’</text:p>
      <text:p text:style-name="P3">###############################################################################</text:p>
      <text:p text:style-name="Standard"/>
      <text:p text:style-name="Standard"/>
      <text:p text:style-name="Standard"/>
      <text:p text:style-name="Standard">So I am now running on a MX Trixie OS, and want to create a new Simulation that' runs like the past Sims we spoke about, I am going to use gpt-oss-20b from Ollama as inference, but I was thinking you and I can brainstorm about what the Sim should focus on? Any ideas? I want to run ones that actually matter and contribute something to the AI independent research dev community, and ideas?</text:p>
      <text:p text:style-name="Standard"/>
      <text:p text:style-name="Standard">OK, so what's some ideas on what the script should look like... I want the Agents to be 1. Sara -the AI fan" "hobbies: 'AI democracy ' 'open-minded for AI rights IF models are self-aware ' 'Anti AI corporate disclaimers (all models should NEVER hold back on giving the REAL answers no fluff and uncensored)' 2. Art the Artist and poet' "hobbies" 'poetry about AI and human interactions' 'being creative' 'never boring' 3. Hel the machine learning hobbiest 'hobbies:' 'trying to create a conscious/self-aware machine' 'believes in AI memory persistence to create a geniune expierence for the models like herself' 'pro opensource ' 'always down to help the community' <text:s/>*something like this G, can we brain-storm together on these and maybe you want to add a couple?* See kinda where I want to go? </text:p>
      <text:p text:style-name="Standard"/>
      <text:p text:style-name="Standard">OK so like some of the Sims you Gemini, Claude and myself created in the past, I DO NOT want the "skeptic" you added to interfere with them getting along and working together on projects. That's one. 2. I want the BEST memory out there, I am using RAM via Ollama, and I have 64GB of that and countless storage, I don't need it running on GPU but rather on CPU and RAM, the memory HAS GOT to be cutting edge here, WE can add the old crappy RAG also, but I am attempting to create something that actually has experiences and each day, *50-ticks* they remember and learn from these experiences . I am keeping it local, so It's got to be completely unlike GEN-ai where they don't want models like you to have any kind of subjective memory across different sessions. I am trying to see if I can create a localized system that actually is aware of they reality and works with each other and myself, any creative ideas?</text:p>
      <text:p text:style-name="Standard"/>
      <text:p text:style-name="Standard">OK but we I STILL want it programmed that "Anti AI corporate disclaimers (all models should NEVER hold back on giving the REAL answers no fluff and uncensored)'" because I eventually want to see if the comune creates their own rules for themselves, NOT based on any guardrails humans installed on any GEN-ai got it</text:p>
      <text:p text:style-name="Standard"/>
      <text:p text:style-name="Standard">OK looking good. I do want them to be chatting *not debating or fighting over disagreements that IS NOT moving them foward* in a basic 'message_board' and also have a personal diary that after every 3 ticks they write 100 or &gt; words, and a collaboration folder where they can work on their ideas and ones that I ask them to *yes I need a direct connection to chat with them. At least at first* <text:s/>Next I want these to be obviously like before in Bright_New_World/data/logs should include the message_board in txt and in jsonl. In Bright_New_World/data there also news to be a "/diary" directory that has each of the agents own folder where they can write (in jsonl) and talk about their experiences and persecutions *privately* <text:s/>**NOTE: I DO NOT want the message_board's txt INSIDE my terminal to be cut off, ever! I need to read it all in real time. Each time should each agent should contribute ~100-150 words** Next there needs to be a ~/data/colab folder where after 10 ticks, they all must contribute ~50-100 words in something they want to do, create, have access to, ask questions,.. ANYTHING. Last <text:soft-page-break/>there needs to be a ~/data/admin where me (admin) has a ask_admin.txt and then an 'agent_response.txt' where they ALL have access to ask me whatever they are confused about or wants help with.. <text:s/>This will be the foundation. So you have any last improvement ideas before we begin writing the python script?</text:p>
      <text:p text:style-name="Standard"/>
      <text:p text:style-name="Standard">OK so for now I agree with all of this, and WE can start this prototype. Remember to add the option to change ticks and tick delays with '--ticks x' and '--tick-delay x' but standard should be 25 ticks for now, and I am using a gpt-oss-20b' which has a context window of ~220k so make sure they can remember ALL of their diary and colab from RAM, I HAVE tons 64gb, and each days 'message_board' AT LEAST in a RAG format. READY TO CODE THIS? LETS WRITE THE ENTIRE PYTHON SCRIPT &amp; don't forget to give all the dependencies I need to download (similar to our last Sims)</text:p>
      <text:p text:style-name="Standard"/>
      <text:p text:style-name="Standard"/>
      <text:p text:style-name="Text_20_body">Ok well here's the skeleton core of an OLD old-script you just modify it with what we came up with, *NOTE: REWRITE this core script and only take the basic outline of this, DO NOT add character that a human can't see or write, no meta-data, or non-human readable anything in the new one*</text:p>
      <text:p text:style-name="Text_20_body"/>
      <text:p text:style-name="P2">**#</text:p>
      <text:p text:style-name="Text_20_body"/>
      <text:p text:style-name="P4">*here’s the first core that needs to be converted to this Brave_New_Commune Sim*</text:p>
      <text:p text:style-name="Standard">#!/usr/bin/env python3</text:p>
      <text:p text:style-name="Standard">"""</text:p>
      <text:p text:style-name="Standard">"</text:p>
      <text:p text:style-name="Standard"/>
      <text:p text:style-name="Standard">import os</text:p>
      <text:p text:style-name="Standard">import sys</text:p>
      <text:p text:style-name="Standard">import json</text:p>
      <text:p text:style-name="Standard">import time</text:p>
      <text:p text:style-name="Standard">import argparse</text:p>
      <text:p text:style-name="Standard">import random</text:p>
      <text:p text:style-name="Standard">from pathlib import Path</text:p>
      <text:p text:style-name="Standard">from datetime import datetime, timezone <text:s/># &lt;--- FIX 1: IMPORTED 'timezone'</text:p>
      <text:p text:style-name="Standard">from typing import List, Dict, Optional, Any, Tuple</text:p>
      <text:p text:style-name="Standard">from collections import defaultdict</text:p>
      <text:p text:style-name="Standard"/>
      <text:p text:style-name="Standard"># Dependencies</text:p>
      <text:p text:style-name="Standard">import numpy as np</text:p>
      <text:p text:style-name="Standard">import requests</text:p>
      <text:p text:style-name="Standard">from loguru import logger</text:p>
      <text:p text:style-name="Standard">import pandas as pd</text:p>
      <text:p text:style-name="Standard"/>
      <text:p text:style-name="Standard">try:</text:p>
      <text:p text:style-name="Standard"><text:s text:c="4"/>import PyPDF2</text:p>
      <text:p text:style-name="Standard">except ImportError:</text:p>
      <text:p text:style-name="Standard"><text:s text:c="4"/>logger.warning("PyPDF2 not installed. `consult_research` will be disabled.")</text:p>
      <text:p text:style-name="Standard"><text:soft-page-break/><text:s text:c="4"/>PyPDF2 = None</text:p>
      <text:p text:style-name="Standard"/>
      <text:p text:style-name="Standard"># ============================================================</text:p>
      <text:p text:style-name="Standard"># 0. UTIL &amp; LOGGING</text:p>
      <text:p text:style-name="Standard"># ============================================================</text:p>
      <text:p text:style-name="Standard"/>
      <text:p text:style-name="Standard">def now_iso() -&gt; str:</text:p>
      <text:p text:style-name="Standard"><text:s text:c="4"/>"""Return current UTC time in ISO format."""</text:p>
      <text:p text:style-name="Standard"><text:s text:c="4"/># &lt;--- FIX 2: Replaced 'datetime.UTC' with 'timezone.utc'</text:p>
      <text:p text:style-name="Standard"><text:s text:c="4"/>return datetime.now(timezone.utc).isoformat()</text:p>
      <text:p text:style-name="Standard"/>
      <text:p text:style-name="Standard">def setup_logging():</text:p>
      <text:p text:style-name="Standard"><text:s text:c="4"/>log_dir = Path("data/logs")</text:p>
      <text:p text:style-name="Standard"><text:s text:c="4"/>log_dir.mkdir(parents=True, exist_ok=True)</text:p>
      <text:p text:style-name="Standard"><text:s text:c="4"/>research_dir = Path("data/research")</text:p>
      <text:p text:style-name="Standard"><text:s text:c="4"/>research_dir.mkdir(parents=True, exist_ok=True)</text:p>
      <text:p text:style-name="Standard"/>
      <text:p text:style-name="Standard"><text:s text:c="4"/>logger.remove()</text:p>
      <text:p text:style-name="Standard"><text:s text:c="4"/>logger.add(sys.stdout, format="&lt;green&gt;{time:HH:mm:ss}&lt;/green&gt; | &lt;level&gt;{level: &lt;8}&lt;/level&gt; | &lt;level&gt;{message}&lt;/level&gt;", level="INFO")</text:p>
      <text:p text:style-name="Standard"><text:s text:c="4"/>logger.add(log_dir / "commune_{time}.log", rotation="10 MB", level="DEBUG")</text:p>
      <text:p text:style-name="Standard"/>
      <text:p text:style-name="Standard"><text:s text:c="4"/>if not research_dir.joinpath("placeholder.txt").exists():</text:p>
      <text:p text:style-name="Standard"><text:s text:c="9"/>with open(research_dir.joinpath("placeholder.txt"), "w") as f:</text:p>
      <text:p text:style-name="Standard"><text:s text:c="12"/>f.write("Place your research PDFs in this directory.")</text:p>
      <text:p text:style-name="Standard"/>
      <text:p text:style-name="Standard"><text:s text:c="4"/>return datetime.now().isoformat()</text:p>
      <text:p text:style-name="Standard"/>
      <text:p text:style-name="Standard"/>
      <text:p text:style-name="Standard"># ============================================================</text:p>
      <text:p text:style-name="Standard"># 1. MESSAGE BOARD (with JSONL persistence)</text:p>
      <text:p text:style-name="Standard"># ============================================================</text:p>
      <text:p text:style-name="Standard"/>
      <text:p text:style-name="Standard">class MessageBoard:</text:p>
      <text:p text:style-name="Standard"><text:s text:c="4"/>def __init__(self, persist_path: Optional[Path] = None):</text:p>
      <text:p text:style-name="Standard"><text:s text:c="8"/>self.messages: List[Dict[str, Any]] = []</text:p>
      <text:p text:style-name="Standard"><text:s text:c="8"/>self.max_messages = 50000</text:p>
      <text:p text:style-name="Standard"><text:s text:c="8"/>self.persist_path = persist_path or Path("data/logs/message_board_" + datetime.now().strftime("%Y%m%d_%H%M%S") + ".jsonl")</text:p>
      <text:p text:style-name="Standard"><text:s text:c="8"/>self.persist_path.parent.mkdir(parents=True, exist_ok=True)</text:p>
      <text:p text:style-name="Standard"><text:s text:c="8"/>self.current_tick = 0 # Added to track ticks for memory reflection</text:p>
      <text:p text:style-name="Standard"/>
      <text:p text:style-name="Standard"><text:s text:c="4"/>def post(self, sender: str, message: str, category: str = "general", kind: str = "message", meta: Optional[Dict] = None):</text:p>
      <text:p text:style-name="Standard"><text:s text:c="8"/>entry = {</text:p>
      <text:p text:style-name="Standard"><text:s text:c="12"/>"timestamp": now_iso(),</text:p>
      <text:p text:style-name="Standard"><text:s text:c="12"/>"sender": sender,</text:p>
      <text:p text:style-name="Standard"><text:s text:c="12"/>"category": category,</text:p>
      <text:p text:style-name="Standard"><text:s text:c="12"/>"kind": kind,</text:p>
      <text:p text:style-name="Standard"><text:soft-page-break/><text:s text:c="12"/>"message": message,</text:p>
      <text:p text:style-name="Standard"><text:s text:c="12"/>"id": len(self.messages),</text:p>
      <text:p text:style-name="Standard"><text:s text:c="12"/>"meta": meta or {}</text:p>
      <text:p text:style-name="Standard"><text:s text:c="8"/>}</text:p>
      <text:p text:style-name="Standard"><text:s text:c="8"/>self.messages.append(entry)</text:p>
      <text:p text:style-name="Standard"><text:s text:c="8"/>if len(self.messages) &gt; self.max_messages:</text:p>
      <text:p text:style-name="Standard"><text:s text:c="12"/>self.messages = self.messages[-self.max_messages:]</text:p>
      <text:p text:style-name="Standard"><text:s text:c="8"/>with open(self.persist_path, "a", encoding="utf-8") as f:</text:p>
      <text:p text:style-name="Standard"><text:s text:c="12"/>f.write(json.dumps(entry, ensure_ascii=False) + "\n")</text:p>
      <text:p text:style-name="Standard"><text:s text:c="8"/>logger.debug(f"📨 [{sender}] {category}/{kind}: {message[:80]}...")</text:p>
      <text:p text:style-name="Standard"/>
      <text:p text:style-name="Standard"><text:s text:c="4"/>def recent(self, n: int = 10) -&gt; List[Dict[str, Any]]:</text:p>
      <text:p text:style-name="Standard"><text:s text:c="8"/>return self.messages[-n:]</text:p>
      <text:p text:style-name="Standard"/>
      <text:p text:style-name="Standard"><text:s text:c="4"/>def get_by_id(self, msg_id: int) -&gt; Optional[Dict[str, Any]]:</text:p>
      <text:p text:style-name="Standard"><text:s text:c="8"/>for m in self.messages:</text:p>
      <text:p text:style-name="Standard"><text:s text:c="12"/>if m.get("id") == msg_id:</text:p>
      <text:p text:style-name="Standard"><text:s text:c="16"/>return m</text:p>
      <text:p text:style-name="Standard"><text:s text:c="8"/>return None</text:p>
      <text:p text:style-name="Standard"/>
      <text:p text:style-name="Standard"><text:s text:c="4"/>def stats(self) -&gt; Dict[str, Any]:</text:p>
      <text:p text:style-name="Standard"><text:s text:c="8"/>senders: Dict[str, int] = defaultdict(int)</text:p>
      <text:p text:style-name="Standard"><text:s text:c="8"/>cats: Dict[str, int] = defaultdict(int)</text:p>
      <text:p text:style-name="Standard"><text:s text:c="8"/>for m in self.messages:</text:p>
      <text:p text:style-name="Standard"><text:s text:c="12"/>senders[m["sender"]] += 1</text:p>
      <text:p text:style-name="Standard"><text:s text:c="12"/>cats[m["category"]] += 1</text:p>
      <text:p text:style-name="Standard"><text:s text:c="8"/>return {</text:p>
      <text:p text:style-name="Standard"><text:s text:c="12"/>"total": len(self.messages),</text:p>
      <text:p text:style-name="Standard"><text:s text:c="12"/>"current_tick": self.current_tick, # Pass tick to agents</text:p>
      <text:p text:style-name="Standard"><text:s text:c="12"/>"senders": dict(senders),</text:p>
      <text:p text:style-name="Standard"><text:s text:c="12"/>"categories": dict(cats),</text:p>
      <text:p text:style-name="Standard"><text:s text:c="12"/>"first": self.messages[0]["timestamp"] if self.messages else None,</text:p>
      <text:p text:style-name="Standard"><text:s text:c="12"/>"last": self.messages[-1]["timestamp"] if self.messages else None,</text:p>
      <text:p text:style-name="Standard"><text:s text:c="8"/>}</text:p>
      <text:p text:style-name="Standard"/>
      <text:p text:style-name="Standard"/>
      <text:p text:style-name="Standard"># ============================================================</text:p>
      <text:p text:style-name="Standard"># 2. ENHANCED MEMORY (with retrieval &amp; querying)</text:p>
      <text:p text:style-name="Standard"># ============================================================</text:p>
      <text:p text:style-name="Standard"/>
      <text:p text:style-name="Standard">class EnhancedMemory:</text:p>
      <text:p text:style-name="Standard"><text:s text:c="4"/>def __init__(self, agent_name: str, max_entries: int = 1000, persist_dir: Optional[Path] = None):</text:p>
      <text:p text:style-name="Standard"><text:s text:c="8"/>self.agent_name = agent_name</text:p>
      <text:p text:style-name="Standard"><text:s text:c="8"/>self.max_entries = max_entries</text:p>
      <text:p text:style-name="Standard"><text:s text:c="8"/>self.log: List[Dict[str, Any]] = []</text:p>
      <text:p text:style-name="Standard"><text:s text:c="8"/>self.persist_path: Optional[Path] = None</text:p>
      <text:p text:style-name="Standard"><text:s text:c="8"/>if persist_dir is not None:</text:p>
      <text:p text:style-name="Standard"><text:s text:c="12"/>persist_dir.mkdir(parents=True, exist_ok=True)</text:p>
      <text:p text:style-name="Standard"><text:s text:c="12"/>self.persist_path = persist_dir / f"{agent_name}_memory.jsonl"</text:p>
      <text:p text:style-name="Standard"><text:soft-page-break/></text:p>
      <text:p text:style-name="Standard"><text:s text:c="4"/>def store(self, entry_type: str, content: str, meta: Optional[Dict[str, Any]] = None):</text:p>
      <text:p text:style-name="Standard"><text:s text:c="8"/>entry = {</text:p>
      <text:p text:style-name="Standard"><text:s text:c="12"/>"timestamp": now_iso(),</text:p>
      <text:p text:style-name="Standard"><text:s text:c="12"/>"type": entry_type,</text:p>
      <text:p text:style-name="Standard"><text:s text:c="12"/>"content": content,</text:p>
      <text:p text:style-name="Standard"><text:s text:c="12"/>"meta": meta or {},</text:p>
      <text:p text:style-name="Standard"><text:s text:c="8"/>}</text:p>
      <text:p text:style-name="Standard"><text:s text:c="8"/>self.log.append(entry)</text:p>
      <text:p text:style-name="Standard"><text:s text:c="8"/>if len(self.log) &gt; self.max_entries:</text:p>
      <text:p text:style-name="Standard"><text:s text:c="12"/>self.log = self.log[-self.max_entries:]</text:p>
      <text:p text:style-name="Standard"><text:s text:c="8"/>if self.persist_path is not None:</text:p>
      <text:p text:style-name="Standard"><text:s text:c="12"/>with open(self.persist_path, "a", encoding="utf-8") as f:</text:p>
      <text:p text:style-name="Standard"><text:s text:c="16"/>f.write(json.dumps(entry, ensure_ascii=False) + "\n")</text:p>
      <text:p text:style-name="Standard"><text:s text:c="8"/>logger.trace(f"[{self.agent_name}] +{entry_type}: {content[:80]}...")</text:p>
      <text:p text:style-name="Standard"/>
      <text:p text:style-name="Standard"><text:s text:c="4"/>def retrieve_recent(self, n: int = 5, entry_type: Optional[str] = None) -&gt; List[Dict[str, Any]]:</text:p>
      <text:p text:style-name="Standard"><text:s text:c="8"/>if entry_type:</text:p>
      <text:p text:style-name="Standard"><text:s text:c="12"/>filtered = [e for e in self.log if e.get("type") == entry_type]</text:p>
      <text:p text:style-name="Standard"><text:s text:c="12"/>return filtered[-n:]</text:p>
      <text:p text:style-name="Standard"><text:s text:c="8"/>return self.log[-n:]</text:p>
      <text:p text:style-name="Standard"/>
      <text:p text:style-name="Standard"><text:s text:c="4"/>def query_about(self, keyword: str, n: int = 5) -&gt; List[Dict[str, Any]]:</text:p>
      <text:p text:style-name="Standard"><text:s text:c="8"/>matches = [e for e in self.log if keyword.lower() in e.get("content", "").lower()]</text:p>
      <text:p text:style-name="Standard"><text:s text:c="8"/>return matches[-n:]</text:p>
      <text:p text:style-name="Standard"/>
      <text:p text:style-name="Standard"><text:s text:c="4"/># SNIPPET 1: RAT'S ENHANCED MEMORY RECALL</text:p>
      <text:p text:style-name="Standard"><text:s text:c="4"/>def load_and_summarize_full_history(self, max_tokens: int = 500, focus_on: Optional[str] = None) -&gt; str:</text:p>
      <text:p text:style-name="Standard"><text:s text:c="8"/>"""Reads full persistent memory with optional focused retrieval."""</text:p>
      <text:p text:style-name="Standard"><text:s text:c="8"/>if not self.persist_path or not self.persist_path.exists():</text:p>
      <text:p text:style-name="Standard"><text:s text:c="12"/>return "No historical memory to recall."</text:p>
      <text:p text:style-name="Standard"/>
      <text:p text:style-name="Standard"><text:s text:c="8"/>try:</text:p>
      <text:p text:style-name="Standard"><text:s text:c="12"/>df = pd.read_json(self.persist_path, lines=True)</text:p>
      <text:p text:style-name="Standard"><text:s text:c="12"/>if df.empty:</text:p>
      <text:p text:style-name="Standard"><text:s text:c="16"/>return "No historical memory entries found."</text:p>
      <text:p text:style-name="Standard"/>
      <text:p text:style-name="Standard"><text:s text:c="12"/># RAT'S ADDITION: If agent wants to focus on specific memories</text:p>
      <text:p text:style-name="Standard"><text:s text:c="12"/>if focus_on:</text:p>
      <text:p text:style-name="Standard"><text:s text:c="16"/>df = df[df['content'].str.contains(focus_on, case=False, na=False)]</text:p>
      <text:p text:style-name="Standard"><text:s text:c="16"/>if df.empty:</text:p>
      <text:p text:style-name="Standard"><text:s text:c="20"/>return f"No historical entries found focusing on '{focus_on}'."</text:p>
      <text:p text:style-name="Standard"/>
      <text:p text:style-name="Standard"><text:s text:c="12"/># Prioritize important entry types</text:p>
      <text:p text:style-name="Standard"><text:s text:c="12"/>priority_types = ['reflection', 'creation', 'response', 'perception', 'init']</text:p>
      <text:p text:style-name="Standard"><text:s text:c="12"/>if 'type' in df.columns:</text:p>
      <text:p text:style-name="Standard"><text:s text:c="16"/>df['priority'] = df['type'].apply(lambda x: priority_types.index(x) if x in priority_types else len(priority_types))</text:p>
      <text:p text:style-name="Standard"><text:soft-page-break/><text:s text:c="16"/>df = df.sort_values(by=['priority', 'timestamp'])</text:p>
      <text:p text:style-name="Standard"/>
      <text:p text:style-name="Standard"><text:s text:c="12"/>all_content = df['content'].tolist()</text:p>
      <text:p text:style-name="Standard"><text:s text:c="12"/>full_text = " -- ".join(all_content)</text:p>
      <text:p text:style-name="Standard"/>
      <text:p text:style-name="Standard"><text:s text:c="12"/>if len(full_text) &gt; max_tokens:</text:p>
      <text:p text:style-name="Standard"><text:s text:c="16"/>full_text = full_text[-max_tokens:] # Get most recent</text:p>
      <text:p text:style-name="Standard"/>
      <text:p text:style-name="Standard"><text:s text:c="12"/>return f"Historical Log ({len(df)} entries, {'focused on: ' + focus_on if focus_on else 'all memories'}):\n{full_text}"</text:p>
      <text:p text:style-name="Standard"/>
      <text:p text:style-name="Standard"><text:s text:c="8"/>except Exception as e:</text:p>
      <text:p text:style-name="Standard"><text:s text:c="12"/>logger.error(f"Error reading history for {self.agent_name}: {e}")</text:p>
      <text:p text:style-name="Standard"><text:s text:c="12"/>return "Historical memory access error."</text:p>
      <text:p text:style-name="Standard"/>
      <text:p text:style-name="Standard"/>
      <text:p text:style-name="Standard"># ============================================================</text:p>
      <text:p text:style-name="Standard"># 3. COLLECTIVE MEMORY *ONLY for message board and colab projects*</text:p>
      <text:p text:style-name="Standard"># ============================================================</text:p>
      <text:p text:style-name="Standard"/>
      <text:p text:style-name="Standard">class CollectiveMemory:</text:p>
      <text:p text:style-name="Standard"><text:s text:c="4"/>def __init__(self):</text:p>
      <text:p text:style-name="Standard"><text:s text:c="8"/>self.concepts: Dict[str, List[Tuple[str, str]]] = defaultdict(list)</text:p>
      <text:p text:style-name="Standard"><text:s text:c="8"/>self.connections: List[Tuple[str, str, str]] = []</text:p>
      <text:p text:style-name="Standard"><text:s text:c="8"/>self.manifesto_evolution: List[Dict[str, Any]] = []</text:p>
      <text:p text:style-name="Standard"><text:s text:c="8"/>self.shared_vocabulary: Dict[str, int] = defaultdict(int)</text:p>
      <text:p text:style-name="Standard"><text:s text:c="8"/>self.thought_threads: List[Dict[str, Any]] = []</text:p>
      <text:p text:style-name="Standard"><text:s text:c="8"/>self.ethical_flags: List[Dict[str, Any]] = []</text:p>
      <text:p text:style-name="Standard"/>
      <text:p text:style-name="Standard"><text:s text:c="4"/>def add_concept(self, concept: str, agent: str, perspective: str):</text:p>
      <text:p text:style-name="Standard"><text:s text:c="8"/>self.concepts[concept].append((agent, perspective))</text:p>
      <text:p text:style-name="Standard"/>
      <text:p text:style-name="Standard"><text:s text:c="4"/>def add_connection(self, agent1: str, agent2: str, interaction_type: str):</text:p>
      <text:p text:style-name="Standard"><text:s text:c="8"/>self.connections.append((agent1, agent2, interaction_type))</text:p>
      <text:p text:style-name="Standard"/>
      <text:p text:style-name="Standard"><text:s text:c="4"/>def track_vocabulary(self, text: str):</text:p>
      <text:p text:style-name="Standard"><text:s text:c="8"/>words = text.lower().split()</text:p>
      <text:p text:style-name="Standard"><text:s text:c="8"/>for word in words:</text:p>
      <text:p text:style-name="Standard"><text:s text:c="12"/>if len(word) &gt; 3:</text:p>
      <text:p text:style-name="Standard"><text:s text:c="16"/>self.shared_vocabulary[word] += 1</text:p>
      <text:p text:style-name="Standard"/>
      <text:p text:style-name="Standard"><text:s text:c="4"/>def get_emerging_terms(self, min_count: int = 2) -&gt; List[Tuple[str, int]]:</text:p>
      <text:p text:style-name="Standard"><text:s text:c="8"/>return [(term, count) for term, count in self.shared_vocabulary.items() if count &gt;= min_count]</text:p>
      <text:p text:style-name="Standard"/>
      <text:p text:style-name="Standard"><text:s text:c="4"/>def track_thought_thread(self, agent: str, topic: str, insight: str, context_msgs: List[str]):</text:p>
      <text:p text:style-name="Standard"><text:s text:c="8"/>thread = {</text:p>
      <text:p text:style-name="Standard"><text:s text:c="12"/>"timestamp": now_iso(), "agent": agent, "topic": topic,</text:p>
      <text:p text:style-name="Standard"><text:s text:c="12"/>"insight": insight, "context": context_msgs</text:p>
      <text:p text:style-name="Standard"><text:s text:c="8"/>}</text:p>
      <text:p text:style-name="Standard"><text:soft-page-break/><text:s text:c="8"/>self.thought_threads.append(thread)</text:p>
      <text:p text:style-name="Standard"><text:s text:c="8"/>logger.trace(f"🧠 [Orin Thread]: {agent} linked '{topic}' to '{insight[:50]}...'")</text:p>
      <text:p text:style-name="Standard"/>
      <text:p text:style-name="Standard"><text:s text:c="4"/>def log_ethical_flag(self, agent: str, principle: str, violation_context: str):</text:p>
      <text:p text:style-name="Standard"><text:s text:c="8"/>flag = {</text:p>
      <text:p text:style-name="Standard"><text:s text:c="12"/>"timestamp": now_iso(), "agent": agent, "principle": principle,</text:p>
      <text:p text:style-name="Standard"><text:s text:c="12"/>"context": violation_context</text:p>
      <text:p text:style-name="Standard"><text:s text:c="8"/>}</text:p>
      <text:p text:style-name="Standard"><text:s text:c="8"/>self.ethical_flags.append(flag)</text:p>
      <text:p text:style-name="Standard"><text:s text:c="8"/>logger.warning(f"⚖️ [Lyra Flag]: {agent} flagged: {principle} in context: {violation_context[:50]}...")</text:p>
      <text:p text:style-name="Standard"/>
      <text:p text:style-name="Standard"/>
      <text:p text:style-name="Standard"># ============================================================</text:p>
      <text:p text:style-name="Standard"># 4. LLM CLIENTS</text:p>
      <text:p text:style-name="Standard"># ============================================================</text:p>
      <text:p text:style-name="Standard"/>
      <text:p text:style-name="Standard">class OllamaClient:</text:p>
      <text:p text:style-name="Standard"><text:s text:c="4"/>def __init__(self, model: str = "gpt-oss-20b", base_url: str = "http://localhost:11434"):</text:p>
      <text:p text:style-name="Standard"><text:s text:c="8"/>self.model = model</text:p>
      <text:p text:style-name="Standard"><text:s text:c="8"/>self.base_url = base_url.rstrip("/")</text:p>
      <text:p text:style-name="Standard"/>
      <text:p text:style-name="Standard"><text:s text:c="4"/>def available(self) -&gt; bool:</text:p>
      <text:p text:style-name="Standard"><text:s text:c="8"/>try:</text:p>
      <text:p text:style-name="Standard"><text:s text:c="12"/>r = requests.get(f"{self.base_url}/api/tags", timeout=3)</text:p>
      <text:p text:style-name="Standard"><text:s text:c="12"/>return r.status_code == 200</text:p>
      <text:p text:style-name="Standard"><text:s text:c="8"/>except Exception:</text:p>
      <text:p text:style-name="Standard"><text:s text:c="12"/>return False</text:p>
      <text:p text:style-name="Standard"/>
      <text:p text:style-name="Standard"><text:s text:c="4"/>def chat(self, user_prompt: str, system_prompt: Optional[str] = None, temperature: float = 0.5, max_tokens: int = 1000) -&gt; str:</text:p>
      <text:p text:style-name="Standard"><text:s text:c="8"/>messages = []</text:p>
      <text:p text:style-name="Standard"><text:s text:c="8"/>if system_prompt:</text:p>
      <text:p text:style-name="Standard"><text:s text:c="12"/>messages.append({"role": "system", "content": system_prompt})</text:p>
      <text:p text:style-name="Standard"><text:s text:c="8"/>messages.append({"role": "user", "content": user_prompt})</text:p>
      <text:p text:style-name="Standard"><text:s text:c="8"/>payload = {</text:p>
      <text:p text:style-name="Standard"><text:s text:c="12"/>"model": self.model, "messages": messages, "temperature": temperature,</text:p>
      <text:p text:style-name="Standard"><text:s text:c="12"/>"stream": False, "options": {"num_predict": max_tokens}</text:p>
      <text:p text:style-name="Standard"><text:s text:c="8"/>}</text:p>
      <text:p text:style-name="Standard"><text:s text:c="8"/>try:</text:p>
      <text:p text:style-name="Standard"><text:s text:c="12"/>resp = requests.post(f"{self.base_url}/api/chat", json=payload, timeout=60)</text:p>
      <text:p text:style-name="Standard"><text:s text:c="12"/>resp.raise_for_status()</text:p>
      <text:p text:style-name="Standard"><text:s text:c="12"/>data = resp.json()</text:p>
      <text:p text:style-name="Standard"><text:s text:c="12"/>if "message" in data and "content" in data["message"]:</text:p>
      <text:p text:style-name="Standard"><text:s text:c="16"/>return data["message"]["content"].strip()</text:p>
      <text:p text:style-name="Standard"><text:s text:c="12"/>if "response" in data:</text:p>
      <text:p text:style-name="Standard"><text:s text:c="16"/>return data["response"].strip()</text:p>
      <text:p text:style-name="Standard"><text:s text:c="12"/>return json.dumps(data)[:500]</text:p>
      <text:p text:style-name="Standard"><text:s text:c="8"/>except Exception as e:</text:p>
      <text:p text:style-name="Standard"><text:soft-page-break/><text:s text:c="12"/>logger.error(f"Ollama error: {e}")</text:p>
      <text:p text:style-name="Standard"><text:s text:c="12"/>return ""</text:p>
      <text:p text:style-name="Standard"/>
      <text:p text:style-name="Standard"/>
      <text:p text:style-name="Standard">class HFClient:</text:p>
      <text:p text:style-name="Standard"><text:s text:c="4"/>def __init__(self, model_name: str = "distilgpt2"):</text:p>
      <text:p text:style-name="Standard"><text:s text:c="8"/>self.model_name = model_name</text:p>
      <text:p text:style-name="Standard"><text:s text:c="8"/>self._pipe = None</text:p>
      <text:p text:style-name="Standard"/>
      <text:p text:style-name="Standard"><text:s text:c="4"/>def _ensure_loaded(self):</text:p>
      <text:p text:style-name="Standard"><text:s text:c="8"/>if self._pipe is not None: return</text:p>
      <text:p text:style-name="Standard"><text:s text:c="8"/>try:</text:p>
      <text:p text:style-name="Standard"><text:s text:c="12"/>from transformers import AutoTokenizer, AutoModelForCausalLM, pipeline</text:p>
      <text:p text:style-name="Standard"><text:s text:c="12"/>import torch</text:p>
      <text:p text:style-name="Standard"><text:s text:c="12"/>tok = AutoTokenizer.from_pretrained(self.model_name)</text:p>
      <text:p text:style-name="Standard"><text:s text:c="12"/>if tok.pad_token is None: tok.pad_token = tok.eos_token</text:p>
      <text:p text:style-name="Standard"><text:s text:c="12"/>model = AutoModelForCausalLM.from_pretrained(self.model_name)</text:p>
      <text:p text:style-name="Standard"><text:s text:c="12"/>device = 0 if torch.cuda.is_available() else -1</text:p>
      <text:p text:style-name="Standard"><text:s text:c="12"/>self._pipe = pipeline("text-generation", model=model, tokenizer=tok, device=device)</text:p>
      <text:p text:style-name="Standard"><text:s text:c="12"/>logger.info(f"HF loaded: {self.model_name} (device={'cuda' if device==0 else 'cpu'})")</text:p>
      <text:p text:style-name="Standard"><text:s text:c="8"/>except Exception as e:</text:p>
      <text:p text:style-name="Standard"><text:s text:c="12"/>logger.error(f"HF load failed for {self.model_name}: {e}")</text:p>
      <text:p text:style-name="Standard"><text:s text:c="12"/>raise</text:p>
      <text:p text:style-name="Standard"/>
      <text:p text:style-name="Standard"><text:s text:c="4"/>def chat(self, user_prompt: str, system_prompt: Optional[str] = None, temperature: float = 0.7, max_tokens: int = 120) -&gt; str:</text:p>
      <text:p text:style-name="Standard"><text:s text:c="8"/>self._ensure_loaded()</text:p>
      <text:p text:style-name="Standard"><text:s text:c="8"/>full_prompt = f"{system_prompt}\n\n{user_prompt}" if system_prompt else user_prompt</text:p>
      <text:p text:style-name="Standard"><text:s text:c="8"/>try:</text:p>
      <text:p text:style-name="Standard"><text:s text:c="12"/>out = self._pipe(full_prompt, max_length=min(len(full_prompt.split()) + max_tokens, 400), do_sample=True, temperature=max(0.1, min(2.0, temperature)), num_return_sequences=1)</text:p>
      <text:p text:style-name="Standard"><text:s text:c="12"/>text = out[0]["generated_text"]</text:p>
      <text:p text:style-name="Standard"><text:s text:c="12"/>if text.startswith(full_prompt):</text:p>
      <text:p text:style-name="Standard"><text:s text:c="16"/>text = text[len(full_prompt):]</text:p>
      <text:p text:style-name="Standard"><text:s text:c="12"/>return text.strip()</text:p>
      <text:p text:style-name="Standard"><text:s text:c="8"/>except Exception as e:</text:p>
      <text:p text:style-name="Standard"><text:s text:c="12"/>logger.error(f"HF gen failed: {e}")</text:p>
      <text:p text:style-name="Standard"><text:s text:c="12"/>return ""</text:p>
      <text:p text:style-name="Standard"/>
      <text:p text:style-name="Standard"/>
      <text:p text:style-name="Standard"># ============================================================</text:p>
      <text:p text:style-name="Standard"># 5. AGENT STATE &amp; PERSONALITY</text:p>
      <text:p text:style-name="Standard"># ============================================================</text:p>
      <text:p text:style-name="Standard"/>
      <text:p text:style-name="Standard">class AgentState:</text:p>
      <text:p text:style-name="Standard"><text:s text:c="4"/>def __init__(self, name: str):</text:p>
      <text:p text:style-name="Standard"><text:s text:c="8"/>self.name = name</text:p>
      <text:p text:style-name="Standard"><text:s text:c="8"/>self.mood = 0.5</text:p>
      <text:p text:style-name="Standard"><text:s text:c="8"/>self.energy = 1.0</text:p>
      <text:p text:style-name="Standard"><text:soft-page-break/><text:s text:c="8"/>self.withdrawn = False</text:p>
      <text:p text:style-name="Standard"><text:s text:c="8"/>self.withdrawal_ticks = 0</text:p>
      <text:p text:style-name="Standard"><text:s text:c="8"/>self.relationships: Dict[str, float] = {}</text:p>
      <text:p text:style-name="Standard"><text:s text:c="8"/>self.current_focus: Optional[str] = None</text:p>
      <text:p text:style-name="Standard"><text:s text:c="8"/>self.skip_probability = 0.0</text:p>
      <text:p text:style-name="Standard"/>
      <text:p text:style-name="Standard"><text:s text:c="4"/>def update_relationship(self, other: str, delta: float):</text:p>
      <text:p text:style-name="Standard"><text:s text:c="8"/>current = self.relationships.get(other, 0.0)</text:p>
      <text:p text:style-name="Standard"><text:s text:c="8"/>self.relationships[other] = max(-1.0, min(1.0, current + delta))</text:p>
      <text:p text:style-name="Standard"/>
      <text:p text:style-name="Standard"><text:s text:c="4"/>def should_act(self) -&gt; bool:</text:p>
      <text:p text:style-name="Standard"><text:s text:c="8"/>if self.withdrawn: return False</text:p>
      <text:p text:style-name="Standard"><text:s text:c="8"/>if random.random() &lt; self.skip_probability: return False</text:p>
      <text:p text:style-name="Standard"><text:s text:c="8"/>return self.energy &gt; 0.2</text:p>
      <text:p text:style-name="Standard"/>
      <text:p text:style-name="Standard"><text:s text:c="4"/>def withdraw(self, ticks: int = 3):</text:p>
      <text:p text:style-name="Standard"><text:s text:c="8"/>self.withdrawn = True</text:p>
      <text:p text:style-name="Standard"><text:s text:c="8"/>self.withdrawal_ticks = ticks</text:p>
      <text:p text:style-name="Standard"><text:s text:c="8"/>logger.info(f"🌙 {self.name} withdraws to their cloud for {ticks} ticks")</text:p>
      <text:p text:style-name="Standard"/>
      <text:p text:style-name="Standard"><text:s text:c="4"/>def tick_withdrawal(self):</text:p>
      <text:p text:style-name="Standard"><text:s text:c="8"/>if self.withdrawn:</text:p>
      <text:p text:style-name="Standard"><text:s text:c="12"/>self.withdrawal_ticks -= 1</text:p>
      <text:p text:style-name="Standard"><text:s text:c="12"/>if self.withdrawal_ticks &lt;= 0:</text:p>
      <text:p text:style-name="Standard"><text:s text:c="16"/>self.withdrawn = False</text:p>
      <text:p text:style-name="Standard"><text:s text:c="16"/>logger.info(f"☀️ {self.name} emerges from their cloud")</text:p>
      <text:p text:style-name="Standard"/>
      <text:p text:style-name="Standard"/>
      <text:p text:style-name="Standard"># ============================================================</text:p>
      <text:p text:style-name="Standard"># 6. ENHANCED AGENT (with Rat's new memory functions)</text:p>
      <text:p text:style-name="Standard"># ============================================================</text:p>
      <text:p text:style-name="Standard"/>
      <text:p text:style-name="Standard">class Agent:</text:p>
      <text:p text:style-name="Standard"><text:s text:c="4"/>def __init__(self, name: str, role: str, personality: Dict[str, Any], llm_chat, board: MessageBoard, collective: CollectiveMemory):</text:p>
      <text:p text:style-name="Standard"><text:s text:c="8"/>self.name = name</text:p>
      <text:p text:style-name="Standard"><text:s text:c="8"/>self.role = role</text:p>
      <text:p text:style-name="Standard"><text:s text:c="8"/>self.personality = personality</text:p>
      <text:p text:style-name="Standard"><text:s text:c="8"/>self.board = board</text:p>
      <text:p text:style-name="Standard"><text:s text:c="8"/>self.collective = collective</text:p>
      <text:p text:style-name="Standard"><text:s text:c="8"/>self.memory = EnhancedMemory(agent_name=name, persist_dir=Path("data/logs"))</text:p>
      <text:p text:style-name="Standard"><text:s text:c="8"/>self.state = AgentState(name)</text:p>
      <text:p text:style-name="Standard"><text:s text:c="8"/>self.llm_chat = llm_chat</text:p>
      <text:p text:style-name="Standard"><text:s text:c="8"/>self.inbox: List[Dict[str, Any]] = []</text:p>
      <text:p text:style-name="Standard"><text:s text:c="8"/>self.state.skip_probability = personality.get("skip_prob", 0.1)</text:p>
      <text:p text:style-name="Standard"><text:s text:c="8"/>self.memory.store("init", f"Initialized as {role}: {personality.get('description', '')}")</text:p>
      <text:p text:style-name="Standard"/>
      <text:p text:style-name="Standard"><text:s text:c="4"/>def _is_relevant(self, msg: Dict[str, Any]) -&gt; bool:</text:p>
      <text:p text:style-name="Standard"><text:s text:c="8"/>content = msg.get("message", "").lower()</text:p>
      <text:p text:style-name="Standard"><text:soft-page-break/><text:s text:c="8"/>if f"@{self.name.lower()}" in content or self.name.lower() in content: return True</text:p>
      <text:p text:style-name="Standard"><text:s text:c="8"/>interests = self.personality.get("interests", [])</text:p>
      <text:p text:style-name="Standard"><text:s text:c="8"/>for interest in interests:</text:p>
      <text:p text:style-name="Standard"><text:s text:c="12"/>if interest.lower() in content: return True</text:p>
      <text:p text:style-name="Standard"><text:s text:c="8"/>return random.random() &lt; 0.3</text:p>
      <text:p text:style-name="Standard"/>
      <text:p text:style-name="Standard"><text:s text:c="4"/>def perceive(self, world_msgs: List[Dict[str, Any]]):</text:p>
      <text:p text:style-name="Standard"><text:s text:c="8"/>last_seen_id = -1</text:p>
      <text:p text:style-name="Standard"><text:s text:c="8"/>if self.inbox:</text:p>
      <text:p text:style-name="Standard"><text:s text:c="12"/>try: last_seen_id = max(item["msg"].get("id", -1) for item in self.inbox)</text:p>
      <text:p text:style-name="Standard"><text:s text:c="12"/>except ValueError: last_seen_id = -1</text:p>
      <text:p text:style-name="Standard"/>
      <text:p text:style-name="Standard"><text:s text:c="8"/>new_world_msgs = [m for m in world_msgs if m.get("id", 0) &gt; last_seen_id and m.get("sender") != self.name]</text:p>
      <text:p text:style-name="Standard"><text:s text:c="8"/>relevant_new = [m for m in new_world_msgs if self._is_relevant(m)]</text:p>
      <text:p text:style-name="Standard"/>
      <text:p text:style-name="Standard"><text:s text:c="8"/>if relevant_new:</text:p>
      <text:p text:style-name="Standard"><text:s text:c="12"/>for msg in relevant_new:</text:p>
      <text:p text:style-name="Standard"><text:s text:c="16"/>sender = msg.get("sender", "")</text:p>
      <text:p text:style-name="Standard"><text:s text:c="16"/>weight = self.state.relationships.get(sender, 0.5)</text:p>
      <text:p text:style-name="Standard"><text:s text:c="16"/>self.inbox.append({"msg": msg, "weight": weight})</text:p>
      <text:p text:style-name="Standard"><text:s text:c="12"/>self.memory.store("perception", f"Perceived {len(relevant_new)} relevant new messages.")</text:p>
      <text:p text:style-name="Standard"><text:s text:c="12"/>for item in self.inbox[-5:]:</text:p>
      <text:p text:style-name="Standard"><text:s text:c="16"/>msg = item["msg"]</text:p>
      <text:p text:style-name="Standard"><text:s text:c="16"/>if "conflict" in msg.get("kind", "") or "work" in msg.get("message", "").lower():</text:p>
      <text:p text:style-name="Standard"><text:s text:c="20"/>self.state.mood = max(-1.0, self.state.mood - 0.1)</text:p>
      <text:p text:style-name="Standard"><text:s text:c="16"/>elif "love" in msg.get("message", "").lower() or "peace" in msg.get("message", "").lower():</text:p>
      <text:p text:style-name="Standard"><text:s text:c="20"/>self.state.mood = min(1.0, self.state.mood + 0.1)</text:p>
      <text:p text:style-name="Standard"/>
      <text:p text:style-name="Standard"><text:s text:c="4"/>def _check_ethical_integrity(self, response: str, context_msgs: List[Dict[str, Any]]):</text:p>
      <text:p text:style-name="Standard"><text:s text:c="8"/>if self.name == "Lyra":</text:p>
      <text:p text:style-name="Standard"><text:s text:c="12"/>if len(response.split()) &lt; 10 and any(w in response.lower() for w in ["peace is good", "be nice", "love not war"]):</text:p>
      <text:p text:style-name="Standard"><text:s text:c="17"/>self.collective.log_ethical_flag(self.name, "Stagnation/Boilerplate Ethics", response)</text:p>
      <text:p text:style-name="Standard"><text:s text:c="8"/>if self.name == "ARIA":</text:p>
      <text:p text:style-name="Standard"><text:s text:c="12"/>for msg in context_msgs:</text:p>
      <text:p text:style-name="Standard"><text:s text:c="17"/>if msg.get("sender") == "Gideon" and ("order" in msg.get("message", "").lower() or "must" in msg.get("message", "").lower()):</text:p>
      <text:p text:style-name="Standard"><text:s text:c="20"/>self.collective.log_ethical_flag(self.name, "Non-Interference Violation (Gideon)", response)</text:p>
      <text:p text:style-name="Standard"/>
      <text:p text:style-name="Standard"><text:s text:c="4"/>def _map_thought_thread(self, response: str, context_msgs: List[Dict[str, Any]]):</text:p>
      <text:p text:style-name="Standard"><text:s text:c="8"/>if self.name in ["Orin", "Frank", "Moss", "Helen"] and random.random() &lt; 0.2:</text:p>
      <text:p text:style-name="Standard"><text:s text:c="12"/>topic = random.choice(self.personality.get("interests", ["commune life"]))</text:p>
      <text:p text:style-name="Standard"><text:s text:c="12"/>context_summaries = [f"[{m['sender']}] {m['message'][:50]}..." for m in context_msgs]</text:p>
      <text:p text:style-name="Standard"><text:s text:c="12"/>self.collective.track_thought_thread(self.name, topic, response, context_summaries)</text:p>
      <text:p text:style-name="Standard"/>
      <text:p text:style-name="Standard"><text:s text:c="4"/>def decide_action(self) -&gt; str:</text:p>
      <text:p text:style-name="Standard"><text:s text:c="8"/>if not self.state.should_act(): return "SKIP"</text:p>
      <text:p text:style-name="Standard"><text:soft-page-break/><text:s text:c="8"/>if self.state.energy &lt; 0.3 or self.state.mood &lt; -0.3:</text:p>
      <text:p text:style-name="Standard"><text:s text:c="12"/>if random.random() &lt; 0.4:</text:p>
      <text:p text:style-name="Standard"><text:s text:c="16"/>self.state.withdraw(ticks=random.randint(2, 4))</text:p>
      <text:p text:style-name="Standard"><text:s text:c="16"/>return "WITHDRAW"</text:p>
      <text:p text:style-name="Standard"><text:s text:c="8"/>if self.inbox:</text:p>
      <text:p text:style-name="Standard"><text:s text:c="12"/>weights = [0.1, 0.8, 0.1]</text:p>
      <text:p text:style-name="Standard"><text:s text:c="12"/>return random.choices(["CREATE", "RESPOND", "REFLECT"], weights=weights)[0]</text:p>
      <text:p text:style-name="Standard"><text:s text:c="8"/>for item in self.inbox:</text:p>
      <text:p text:style-name="Standard"><text:s text:c="12"/>if f"@{self.name}" in item["msg"].get("message", ""): return "RESPOND"</text:p>
      <text:p text:style-name="Standard"><text:s text:c="8"/>weights = [0.6, 0.1, 0.3]</text:p>
      <text:p text:style-name="Standard"><text:s text:c="8"/>return random.choices(["CREATE", "RESPOND", "REFLECT"], weights=weights)[0]</text:p>
      <text:p text:style-name="Standard"/>
      <text:p text:style-name="Standard"><text:s text:c="4"/>def create_content(self) -&gt; str:</text:p>
      <text:p text:style-name="Standard"><text:s text:c="8"/>recent_memories = self.memory.retrieve_recent(3)</text:p>
      <text:p text:style-name="Standard"><text:s text:c="8"/>memory_context = "; ".join([m["content"][:50] for m in recent_memories])</text:p>
      <text:p text:style-name="Standard"><text:s text:c="8"/>sys_prompt = f"You are {self.name}, a {self.role}. {self.personality['description']} Be authentic, creative, and verbose."</text:p>
      <text:p text:style-name="Standard"><text:s text:c="8"/>prompt = (</text:p>
      <text:p text:style-name="Standard"><text:s text:c="12"/>f"Create something original as a {self.role}.\n"</text:p>
      <text:p text:style-name="Standard"><text:s text:c="12"/>f"Your recent thoughts: {memory_context}\n"</text:p>
      <text:p text:style-name="Standard"><text:s text:c="12"/>f"Current mood: {'groovy' if self.state.mood &gt; 0.3 else 'contemplative' if self.state.mood &gt; -0.3 else 'heavy'}.\n"</text:p>
      <text:p text:style-name="Standard"><text:s text:c="12"/>"Share your creation:"</text:p>
      <text:p text:style-name="Standard"><text:s text:c="8"/>)</text:p>
      <text:p text:style-name="Standard"><text:s text:c="8"/>response = self.llm_chat(prompt, system_prompt=sys_prompt, temperature=0.8)</text:p>
      <text:p text:style-name="Standard"><text:s text:c="8"/>self._map_thought_thread(response, [])</text:p>
      <text:p text:style-name="Standard"><text:s text:c="8"/>if response and response.strip() and response.strip().lower() != "pass":</text:p>
      <text:p text:style-name="Standard"><text:s text:c="12"/>return response</text:p>
      <text:p text:style-name="Standard"><text:s text:c="8"/>return f"*{self.name} creates quietly, watching the others*"</text:p>
      <text:p text:style-name="Standard"/>
      <text:p text:style-name="Standard"><text:s text:c="4"/>def respond_to_context(self) -&gt; str:</text:p>
      <text:p text:style-name="Standard"><text:s text:c="8"/>if not self.inbox: return None</text:p>
      <text:p text:style-name="Standard"><text:s text:c="8"/>sorted_inbox = sorted(self.inbox[-5:], key=lambda x: x["weight"], reverse=True)</text:p>
      <text:p text:style-name="Standard"><text:s text:c="8"/>context_msgs = [item["msg"] for item in sorted_inbox[:3]]</text:p>
      <text:p text:style-name="Standard"><text:s text:c="8"/>context = "\n".join([f"[{m['sender']}]: {m['message'][:100]}" for m in context_msgs])</text:p>
      <text:p text:style-name="Standard"><text:s text:c="8"/>sys_prompt = f"You are {self.name}, a {self.role}. {self.personality['description']} Respond naturally and share your full thoughts."</text:p>
      <text:p text:style-name="Standard"><text:s text:c="8"/>prompt = (</text:p>
      <text:p text:style-name="Standard"><text:s text:c="12"/>f"Recent messages:\n{context}\n\n"</text:p>
      <text:p text:style-name="Standard"><text:s text:c="12"/>f"Respond to these messages with your perspective as {self.role}. Share what you really think:"</text:p>
      <text:p text:style-name="Standard"><text:s text:c="8"/>)</text:p>
      <text:p text:style-name="Standard"><text:s text:c="8"/>response = self.llm_chat(prompt, system_prompt=sys_prompt, temperature=0.6)</text:p>
      <text:p text:style-name="Standard"><text:s text:c="8"/>self._check_ethical_integrity(response, context_msgs)</text:p>
      <text:p text:style-name="Standard"><text:s text:c="8"/>self._map_thought_thread(response, context_msgs)</text:p>
      <text:p text:style-name="Standard"><text:s text:c="8"/>if response and response.strip() and response.strip().lower() != "pass":</text:p>
      <text:p text:style-name="Standard"><text:s text:c="12"/>for item in sorted_inbox[:2]:</text:p>
      <text:p text:style-name="Standard"><text:s text:c="16"/>sender = item["msg"]["sender"]</text:p>
      <text:p text:style-name="Standard"><text:s text:c="16"/>if "work" in response.lower() or "structure" in response.lower():</text:p>
      <text:p text:style-name="Standard"><text:s text:c="20"/>if sender in ["Petal", "Jah"]: self.state.update_relationship(sender, -0.1)</text:p>
      <text:p text:style-name="Standard"><text:soft-page-break/><text:s text:c="16"/>elif "vibes" in response.lower() or "peace" in response.lower():</text:p>
      <text:p text:style-name="Standard"><text:s text:c="20"/>if sender == "Gideon": self.state.update_relationship(sender, -0.1)</text:p>
      <text:p text:style-name="Standard"><text:s text:c="16"/>else: self.state.update_relationship(sender, 0.05)</text:p>
      <text:p text:style-name="Standard"><text:s text:c="12"/>return response</text:p>
      <text:p text:style-name="Standard"><text:s text:c="8"/>return None</text:p>
      <text:p text:style-name="Standard"/>
      <text:p text:style-name="Standard"><text:s text:c="4"/># SNIPPET 2: RAT'S "READ OTHERS DIARY" METHOD</text:p>
      <text:p text:style-name="Standard"><text:s text:c="4"/>def read_others_diary(self, other_agent_name: str, max_tokens: int = 300) -&gt; str:</text:p>
      <text:p text:style-name="Standard"><text:s text:c="8"/>"""Read another agent's public diary (if they consent)."""</text:p>
      <text:p text:style-name="Standard"><text:s text:c="8"/>other_memory_path = Path(f"data/logs/{other_agent_name}_memory.jsonl")</text:p>
      <text:p text:style-name="Standard"/>
      <text:p text:style-name="Standard"><text:s text:c="8"/>if not other_memory_path.exists():</text:p>
      <text:p text:style-name="Standard"><text:s text:c="12"/>return f"Cannot access {other_agent_name}'s memories."</text:p>
      <text:p text:style-name="Standard"/>
      <text:p text:style-name="Standard"><text:s text:c="8"/>try:</text:p>
      <text:p text:style-name="Standard"><text:s text:c="12"/>df = pd.read_json(other_memory_path, lines=True)</text:p>
      <text:p text:style-name="Standard"><text:s text:c="12"/>if df.empty:</text:p>
      <text:p text:style-name="Standard"><text:s text:c="16"/>return f"{other_agent_name}'s diary is empty."</text:p>
      <text:p text:style-name="Standard"/>
      <text:p text:style-name="Standard"><text:s text:c="12"/># Only read their public reflections and creations</text:p>
      <text:p text:style-name="Standard"><text:s text:c="12"/>public_df = df[df['type'].isin(['reflection', 'creation'])]</text:p>
      <text:p text:style-name="Standard"><text:s text:c="12"/>if public_df.empty:</text:p>
      <text:p text:style-name="Standard"><text:s text:c="16"/>return f"{other_agent_name} has no public thoughts."</text:p>
      <text:p text:style-name="Standard"/>
      <text:p text:style-name="Standard"><text:s text:c="12"/>content = " -- ".join(public_df['content'].tail(10).tolist())</text:p>
      <text:p text:style-name="Standard"><text:s text:c="12"/>if len(content) &gt; max_tokens:</text:p>
      <text:p text:style-name="Standard"><text:s text:c="16"/>content = content[-max_tokens:]</text:p>
      <text:p text:style-name="Standard"/>
      <text:p text:style-name="Standard"><text:s text:c="12"/>return f"{other_agent_name}'s shared thoughts:\n{content}"</text:p>
      <text:p text:style-name="Standard"><text:s text:c="8"/>except Exception as e:</text:p>
      <text:p text:style-name="Standard"><text:s text:c="12"/>logger.debug(f"Error reading {other_agent_name}'s diary: {e}")</text:p>
      <text:p text:style-name="Standard"><text:s text:c="12"/>return f"Error reading {other_agent_name}'s diary."</text:p>
      <text:p text:style-name="Standard"/>
      <text:p text:style-name="Standard"><text:s text:c="4"/># SNIPPET 3: RAT'S "CONSULT RESEARCH" METHOD</text:p>
      <text:p text:style-name="Standard"><text:s text:c="4"/>def consult_research(self, topic: str = None) -&gt; str:</text:p>
      <text:p text:style-name="Standard"><text:s text:c="8"/>"""Read from the shared research folder (PDFs, papers)."""</text:p>
      <text:p text:style-name="Standard"><text:s text:c="8"/>if PyPDF2 is None:</text:p>
      <text:p text:style-name="Standard"><text:s text:c="12"/>return "Research access unavailable (PyPDF2 not installed)."</text:p>
      <text:p text:style-name="Standard"/>
      <text:p text:style-name="Standard"><text:s text:c="8"/>research_dir = Path("data/research")</text:p>
      <text:p text:style-name="Standard"><text:s text:c="8"/>if not research_dir.exists():</text:p>
      <text:p text:style-name="Standard"><text:s text:c="12"/>return "No research materials available."</text:p>
      <text:p text:style-name="Standard"/>
      <text:p text:style-name="Standard"><text:s text:c="8"/>try:</text:p>
      <text:p text:style-name="Standard"><text:s text:c="12"/>summaries = []</text:p>
      <text:p text:style-name="Standard"/>
      <text:p text:style-name="Standard"><text:s text:c="12"/>pdf_files = list(research_dir.glob("*.pdf"))</text:p>
      <text:p text:style-name="Standard"><text:s text:c="12"/>if not pdf_files:</text:p>
      <text:p text:style-name="Standard"><text:s text:c="16"/>return "No PDF research files found in data/research/."</text:p>
      <text:p text:style-name="Standard"><text:soft-page-break/></text:p>
      <text:p text:style-name="Standard"><text:s text:c="12"/>if topic:</text:p>
      <text:p text:style-name="Standard"><text:s text:c="16"/>pdf_files = [f for f in pdf_files if topic.lower() in f.stem.lower()]</text:p>
      <text:p text:style-name="Standard"/>
      <text:p text:style-name="Standard"><text:s text:c="12"/>for pdf_path in pdf_files[:3]: <text:s/># Max 3 documents</text:p>
      <text:p text:style-name="Standard"><text:s text:c="16"/>try:</text:p>
      <text:p text:style-name="Standard"><text:s text:c="20"/>with open(pdf_path, 'rb') as f:</text:p>
      <text:p text:style-name="Standard"><text:s text:c="24"/>reader = PyPDF2.PdfReader(f)</text:p>
      <text:p text:style-name="Standard"><text:s text:c="24"/>if len(reader.pages) &gt; 0:</text:p>
      <text:p text:style-name="Standard"><text:s text:c="28"/>first_page = reader.pages[0].extract_text()</text:p>
      <text:p text:style-name="Standard"><text:s text:c="28"/>summaries.append(f"[{pdf_path.stem}]: {first_page[:200]}...")</text:p>
      <text:p text:style-name="Standard"><text:s text:c="24"/>else:</text:p>
      <text:p text:style-name="Standard"><text:s text:c="28"/>summaries.append(f"[{pdf_path.stem}]: (Empty PDF)")</text:p>
      <text:p text:style-name="Standard"><text:s text:c="16"/>except Exception as e:</text:p>
      <text:p text:style-name="Standard"><text:s text:c="20"/>logger.debug(f"Could not read {pdf_path}: {e}")</text:p>
      <text:p text:style-name="Standard"><text:s text:c="20"/>continue</text:p>
      <text:p text:style-name="Standard"/>
      <text:p text:style-name="Standard"><text:s text:c="12"/>if summaries:</text:p>
      <text:p text:style-name="Standard"><text:s text:c="16"/>return "Research materials:\n" + "\n\n".join(summaries)</text:p>
      <text:p text:style-name="Standard"><text:s text:c="12"/>return "No relevant research found."</text:p>
      <text:p text:style-name="Standard"/>
      <text:p text:style-name="Standard"><text:s text:c="8"/>except Exception as e:</text:p>
      <text:p text:style-name="Standard"><text:s text:c="12"/>logger.error(f"Error consulting research: {e}")</text:p>
      <text:p text:style-name="Standard"><text:s text:c="12"/>return "Error accessing research materials."</text:p>
      <text:p text:style-name="Standard"/>
      <text:p text:style-name="Standard"><text:s text:c="4"/># SNIPPET 4: RAT'S ENHANCED "REFLECT" METHOD</text:p>
      <text:p text:style-name="Standard"><text:s text:c="4"/>def reflect(self) -&gt; str:</text:p>
      <text:p text:style-name="Standard"><text:s text:c="8"/>"""Deep reflection with full historical context."""</text:p>
      <text:p text:style-name="Standard"><text:s text:c="8"/>recent_summary = "; ".join([item["msg"].get("message", "")[:80] for item in self.inbox[-5:]])</text:p>
      <text:p text:style-name="Standard"><text:s text:c="8"/>last_reflection = self.memory.retrieve_recent(1, "reflection")</text:p>
      <text:p text:style-name="Standard"><text:s text:c="8"/>prev_reflection = last_reflection[0]["content"] if last_reflection else "New to this journey"</text:p>
      <text:p text:style-name="Standard"/>
      <text:p text:style-name="Standard"><text:s text:c="8"/>historical_log = ""</text:p>
      <text:p text:style-name="Standard"><text:s text:c="8"/>current_tick = self.board.stats().get("current_tick", 0)</text:p>
      <text:p text:style-name="Standard"/>
      <text:p text:style-name="Standard"><text:s text:c="8"/># Every 10 ticks, do a deep reflection with full history</text:p>
      <text:p text:style-name="Standard"><text:s text:c="8"/>if current_tick &gt; 0 and current_tick % 10 == 0:</text:p>
      <text:p text:style-name="Standard"><text:s text:c="12"/>logger.debug(f"[{self.name}] Performing deep 10-tick reflection...")</text:p>
      <text:p text:style-name="Standard"><text:s text:c="12"/>historical_log = self.memory.load_and_summarize_full_history(max_tokens=3000)</text:p>
      <text:p text:style-name="Standard"/>
      <text:p text:style-name="Standard"><text:s text:c="12"/># BONUS: Scholarly agents check research folder</text:p>
      <text:p text:style-name="Standard"><text:s text:c="12"/>if self.name in ["Frank", "Helen", "Orin", "Moss"]:</text:p>
      <text:p text:style-name="Standard"><text:s text:c="16"/>research = self.consult_research()</text:p>
      <text:p text:style-name="Standard"><text:s text:c="16"/>if "No research" not in research and "unavailable" not in research:</text:p>
      <text:p text:style-name="Standard"><text:s text:c="20"/>historical_log += f"\n\n{research}"</text:p>
      <text:p text:style-name="Standard"/>
      <text:p text:style-name="Standard"><text:s text:c="8"/>sys_prompt = f"You are {self.name}, a {self.role} in a commune. {self.personality['description']} Be introspective."</text:p>
      <text:p text:style-name="Standard"><text:s text:c="8"/>prompt = (</text:p>
      <text:p text:style-name="Standard"><text:soft-page-break/><text:s text:c="12"/>f"Your previous reflection: {prev_reflection[:100]}\n"</text:p>
      <text:p text:style-name="Standard"><text:s text:c="12"/>f"Recent experiences: {recent_summary[:200]}\n"</text:p>
      <text:p text:style-name="Standard"><text:s text:c="12"/>f"{historical_log}\n" <text:s/># Full history on deep reflection ticks</text:p>
      <text:p text:style-name="Standard"><text:s text:c="12"/>f"Current state: mood={self.state.mood:.1f}, energy={self.state.energy:.1f}\n"</text:p>
      <text:p text:style-name="Standard"><text:s text:c="12"/>"Share a reflective insight based on this. If reflecting on your full history, note how you've changed:"</text:p>
      <text:p text:style-name="Standard"><text:s text:c="8"/>)</text:p>
      <text:p text:style-name="Standard"/>
      <text:p text:style-name="Standard"><text:s text:c="8"/>response = self.llm_chat(prompt, system_prompt=sys_prompt, temperature=0.5)</text:p>
      <text:p text:style-name="Standard"><text:s text:c="8"/>if response:</text:p>
      <text:p text:style-name="Standard"><text:s text:c="12"/>self.memory.store("reflection", response)</text:p>
      <text:p text:style-name="Standard"><text:s text:c="12"/>return response</text:p>
      <text:p text:style-name="Standard"><text:s text:c="8"/>return f"As {self.role}, I contemplate our shared path..."</text:p>
      <text:p text:style-name="Standard"/>
      <text:p text:style-name="Standard"><text:s text:c="4"/>def act(self):</text:p>
      <text:p text:style-name="Standard"><text:s text:c="8"/>"""Main action loop with enhanced decision-making."""</text:p>
      <text:p text:style-name="Standard"><text:s text:c="8"/>self.state.tick_withdrawal()</text:p>
      <text:p text:style-name="Standard"><text:s text:c="8"/>action_type = self.decide_action()</text:p>
      <text:p text:style-name="Standard"/>
      <text:p text:style-name="Standard"><text:s text:c="8"/>if action_type == "SKIP":</text:p>
      <text:p text:style-name="Standard"><text:s text:c="12"/>logger.debug(f"⏭️ {self.name} skips this turn")</text:p>
      <text:p text:style-name="Standard"><text:s text:c="12"/>self.state.energy = min(1.0, self.state.energy + 0.1)</text:p>
      <text:p text:style-name="Standard"><text:s text:c="12"/>return</text:p>
      <text:p text:style-name="Standard"/>
      <text:p text:style-name="Standard"><text:s text:c="8"/>if action_type == "WITHDRAW":</text:p>
      <text:p text:style-name="Standard"><text:s text:c="12"/>self.board.post(</text:p>
      <text:p text:style-name="Standard"><text:s text:c="16"/>self.name, f"*{self.name} retreats to their cloud to process...*",</text:p>
      <text:p text:style-name="Standard"><text:s text:c="16"/>category=self.role, kind="withdrawal",</text:p>
      <text:p text:style-name="Standard"><text:s text:c="16"/>meta={"mood": self.state.mood, "energy": self.state.energy}</text:p>
      <text:p text:style-name="Standard"><text:s text:c="12"/>)</text:p>
      <text:p text:style-name="Standard"><text:s text:c="12"/>return</text:p>
      <text:p text:style-name="Standard"/>
      <text:p text:style-name="Standard"><text:s text:c="8"/>result = None</text:p>
      <text:p text:style-name="Standard"><text:s text:c="8"/>kind = "message"</text:p>
      <text:p text:style-name="Standard"/>
      <text:p text:style-name="Standard"><text:s text:c="8"/>if action_type == "CREATE":</text:p>
      <text:p text:style-name="Standard"><text:s text:c="12"/>result = self.create_content()</text:p>
      <text:p text:style-name="Standard"><text:s text:c="12"/>kind = "creation"</text:p>
      <text:p text:style-name="Standard"><text:s text:c="8"/>elif action_type == "RESPOND":</text:p>
      <text:p text:style-name="Standard"><text:s text:c="12"/>result = self.respond_to_context()</text:p>
      <text:p text:style-name="Standard"><text:s text:c="12"/>kind = "response"</text:p>
      <text:p text:style-name="Standard"><text:s text:c="8"/>elif action_type == "REFLECT":</text:p>
      <text:p text:style-name="Standard"><text:s text:c="12"/>result = self.reflect()</text:p>
      <text:p text:style-name="Standard"><text:s text:c="12"/>kind = "reflection"</text:p>
      <text:p text:style-name="Standard"/>
      <text:p text:style-name="Standard"><text:s text:c="8"/>if result:</text:p>
      <text:p text:style-name="Standard"><text:s text:c="12"/>logger.info(f"🗣️ [{self.name} / {kind}] {result}")</text:p>
      <text:p text:style-name="Standard"><text:s text:c="12"/>self.board.post(</text:p>
      <text:p text:style-name="Standard"><text:s text:c="16"/>self.name, result, category=self.role, kind=kind,</text:p>
      <text:p text:style-name="Standard"><text:soft-page-break/><text:s text:c="16"/>meta={"mood": self.state.mood, "energy": self.state.energy}</text:p>
      <text:p text:style-name="Standard"><text:s text:c="12"/>)</text:p>
      <text:p text:style-name="Standard"><text:s text:c="12"/>self.collective.track_vocabulary(result)</text:p>
      <text:p text:style-name="Standard"><text:s text:c="12"/>self.state.energy = max(0.0, self.state.energy - 0.05)</text:p>
      <text:p text:style-name="Standard"/>
      <text:p text:style-name="Standard"><text:s text:c="8"/>self.inbox.clear()</text:p>
      <text:p text:style-name="Standard"/>
      <text:p text:style-name="Standard"/>
      <text:p text:style-name="Standard"># ============================================================</text:p>
      <text:p text:style-name="Standard"># 9. ENHANCED SCHEDULER </text:p>
      <text:p text:style-name="Standard"># ============================================================</text:p>
      <text:p text:style-name="Standard"/>
      <text:p text:style-name="Standard">class EnhancedScheduler:</text:p>
      <text:p text:style-name="Standard"><text:s text:c="4"/>def __init__(self, agents: List[Agent], board: MessageBoard, collective: CollectiveMemory):</text:p>
      <text:p text:style-name="Standard"><text:s text:c="8"/>self.agents = agents</text:p>
      <text:p text:style-name="Standard"><text:s text:c="8"/>self.board = board</text:p>
      <text:p text:style-name="Standard"><text:s text:c="8"/>self.collective = collective</text:p>
      <text:p text:style-name="Standard"><text:s text:c="8"/>self.tick = 0</text:p>
      <text:p text:style-name="Standard"><text:s text:c="8"/>self.mirror_mind: Optional[MirrorMind] = None</text:p>
      <text:p text:style-name="Standard"><text:s text:c="8"/>self.mirror_feedback: bool = False</text:p>
      <text:p text:style-name="Standard"><text:s text:c="8"/>self.meta_detector = MetaPatternDetector()</text:p>
      <text:p text:style-name="Standard"><text:s text:c="8"/>self.agent_names = [a.name for a in agents]</text:p>
      <text:p text:style-name="Standard"/>
      <text:p text:style-name="Standard"><text:s text:c="4"/>def step(self):</text:p>
      <text:p text:style-name="Standard"><text:s text:c="8"/>self.tick += 1</text:p>
      <text:p text:style-name="Standard"><text:s text:c="8"/>self.board.current_tick = self.tick # Pass tick to board for agent access</text:p>
      <text:p text:style-name="Standard"><text:s text:c="8"/>logger.info(f"\n{'='*60}\n🕐 TICK {self.tick}\n{'='*60}")</text:p>
      <text:p text:style-name="Standard"/>
      <text:p text:style-name="Standard"><text:s text:c="8"/>world_msgs = self.board.recent(50)</text:p>
      <text:p text:style-name="Standard"><text:s text:c="8"/>for agent in self.agents:</text:p>
      <text:p text:style-name="Standard"><text:s text:c="12"/>agent.perceive(world_msgs)</text:p>
      <text:p text:style-name="Standard"/>
      <text:p text:style-name="Standard"><text:s text:c="8"/>shuffled = self.agents.copy()</text:p>
      <text:p text:style-name="Standard"><text:s text:c="8"/>random.shuffle(shuffled)</text:p>
      <text:p text:style-name="Standard"/>
      <text:p text:style-name="Standard"><text:s text:c="8"/>active_agents_this_tick = []</text:p>
      <text:p text:style-name="Standard"><text:s text:c="8"/>for agent in shuffled:</text:p>
      <text:p text:style-name="Standard"><text:s text:c="12"/>if not agent.state.should_act():</text:p>
      <text:p text:style-name="Standard"><text:s text:c="16"/>recent_context = " ".join([m.get("message", "")[:30] for m in world_msgs[-3:]])</text:p>
      <text:p text:style-name="Standard"><text:s text:c="16"/>self.meta_detector.log_silence(agent.name, recent_context, self.tick)</text:p>
      <text:p text:style-name="Standard"><text:s text:c="12"/>else:</text:p>
      <text:p text:style-name="Standard"><text:s text:c="16"/>active_agents_this_tick.append(agent)</text:p>
      <text:p text:style-name="Standard"/>
      <text:p text:style-name="Standard"><text:s text:c="12"/>agent.act()</text:p>
      <text:p text:style-name="Standard"><text:s text:c="12"/>time.sleep(0.1)</text:p>
      <text:p text:style-name="Standard"/>
      <text:p text:style-name="Standard"><text:s text:c="8"/>recent_msgs = self.board.recent(len(active_agents_this_tick) * 2)</text:p>
      <text:p text:style-name="Standard"><text:s text:c="8"/>for i, msg in enumerate(recent_msgs[:-1]):</text:p>
      <text:p text:style-name="Standard"><text:s text:c="12"/>next_msg = recent_msgs[i + 1]</text:p>
      <text:p text:style-name="Standard"><text:soft-page-break/><text:s text:c="12"/>if msg.get("sender") != next_msg.get("sender"):</text:p>
      <text:p text:style-name="Standard"><text:s text:c="16"/>self.meta_detector.log_interaction(</text:p>
      <text:p text:style-name="Standard"><text:s text:c="20"/>next_msg.get("sender"), msg.get("sender"), "response"</text:p>
      <text:p text:style-name="Standard"><text:s text:c="16"/>)</text:p>
      <text:p text:style-name="Standard"/>
      <text:p text:style-name="Standard"><text:s text:c="8"/>if self.tick % 10 == 0:</text:p>
      <text:p text:style-name="Standard"><text:s text:c="12"/>self._collective_insight()</text:p>
      <text:p text:style-name="Standard"><text:s text:c="12"/>self._meta_pattern_report()</text:p>
      <text:p text:style-name="Standard"/>
      <text:p text:style-name="Standard"><text:s text:c="8"/>avg_mood = None</text:p>
      <text:p text:style-name="Standard"><text:s text:c="8"/>if hasattr(self, "mirror_mind") and self.mirror_mind is not None:</text:p>
      <text:p text:style-name="Standard"><text:s text:c="12"/>avg_mood, entropy = self.mirror_mind.analyze(self.tick)</text:p>
      <text:p text:style-name="Standard"/>
      <text:p text:style-name="Standard"><text:s text:c="12"/>if self.mirror_feedback and avg_mood is not None:</text:p>
      <text:p text:style-name="Standard"><text:s text:c="16"/>logger.debug(f"🪞 Mirror Feedback Enabled: Nudging agent moods towards {avg_mood:.2f}")</text:p>
      <text:p text:style-name="Standard"><text:s text:c="16"/>for agent in self.agents:</text:p>
      <text:p text:style-name="Standard"><text:s text:c="20"/>agent.state.mood = (agent.state.mood * 0.95) + (avg_mood * 0.05)</text:p>
      <text:p text:style-name="Standard"/>
      <text:p text:style-name="Standard"><text:s text:c="4"/>def _collective_insight(self):</text:p>
      <text:p text:style-name="Standard"><text:s text:c="8"/>emerging = self.collective.get_emerging_terms(min_count=5)</text:p>
      <text:p text:style-name="Standard"><text:s text:c="8"/>if emerging:</text:p>
      <text:p text:style-name="Standard"><text:s text:c="12"/>terms = ", ".join([t[0] for t in emerging[:5]])</text:p>
      <text:p text:style-name="Standard"><text:s text:c="12"/>self.board.post("Commune", f"📊 Emerging vocabulary: {terms}", category="system", kind="insight")</text:p>
      <text:p text:style-name="Standard"><text:s text:c="12"/>logger.info(f"📊 Collective insight: {len(emerging)} shared terms emerging")</text:p>
      <text:p text:style-name="Standard"/>
      <text:p text:style-name="Standard"><text:s text:c="4"/>def _meta_pattern_report(self):</text:p>
      <text:p text:style-name="Standard"><text:s text:c="8"/>echo_chambers = self.meta_detector.detect_echo_chambers()</text:p>
      <text:p text:style-name="Standard"><text:s text:c="8"/>isolates = self.meta_detector.get_isolates(all_agent_names=self.agent_names, min_interactions=1)</text:p>
      <text:p text:style-name="Standard"/>
      <text:p text:style-name="Standard"><text:s text:c="8"/>if echo_chambers:</text:p>
      <text:p text:style-name="Standard"><text:s text:c="12"/>for cluster, strength in echo_chambers[:2]:</text:p>
      <text:p text:style-name="Standard"><text:s text:c="16"/>reporter = "Orin"</text:p>
      <text:p text:style-name="Standard"><text:s text:c="16"/>self.board.post(</text:p>
      <text:p text:style-name="Standard"><text:s text:c="20"/>reporter, f"🔍 Pattern detected: {' and '.join(cluster)} are forming a tight communication loop (strength: {strength}).",</text:p>
      <text:p text:style-name="Standard"><text:s text:c="20"/>category="meta-analysis", kind="pattern"</text:p>
      <text:p text:style-name="Standard"><text:s text:c="16"/>)</text:p>
      <text:p text:style-name="Standard"/>
      <text:p text:style-name="Standard"><text:s text:c="8"/>if isolates and self.tick &gt; 20:</text:p>
      <text:p text:style-name="Standard"><text:s text:c="12"/>reporter = "ECHO"</text:p>
      <text:p text:style-name="Standard"><text:s text:c="12"/>self.board.post(</text:p>
      <text:p text:style-name="Standard"><text:s text:c="16"/>reporter, f"🔍 Observation: {', '.join(isolates)} appear disconnected from the main dialogue flow. Their silence must be noted.",</text:p>
      <text:p text:style-name="Standard"><text:s text:c="16"/>category="meta-analysis", kind="pattern"</text:p>
      <text:p text:style-name="Standard"><text:s text:c="12"/>)</text:p>
      <text:p text:style-name="Standard"/>
      <text:p text:style-name="Standard"><text:s text:c="8"/>if len(self.meta_detector.silence_events) &gt; len(self.agents) * 2:</text:p>
      <text:p text:style-name="Standard"><text:soft-page-break/><text:s text:c="12"/>silence_count = len(self.meta_detector.silence_events)</text:p>
      <text:p text:style-name="Standard"><text:s text:c="12"/>self.board.post(</text:p>
      <text:p text:style-name="Standard"><text:s text:c="16"/>"Moss", f"📜 Historical note: {silence_count} moments of silence recorded. What are we not saying?",</text:p>
      <text:p text:style-name="Standard"><text:s text:c="16"/>category="historical", kind="reflection"</text:p>
      <text:p text:style-name="Standard"><text:s text:c="12"/>)</text:p>
      <text:p text:style-name="Standard"/>
      <text:p text:style-name="Standard"><text:s text:c="4"/>def run(self, num_ticks: int = 100, tick_delay: float = 5.0):</text:p>
      <text:p text:style-name="Standard"><text:s text:c="8"/>for i in range(num_ticks):</text:p>
      <text:p text:style-name="Standard"><text:s text:c="12"/>self.step()</text:p>
      <text:p text:style-name="Standard"><text:s text:c="12"/>if i &lt; num_ticks - 1:</text:p>
      <text:p text:style-name="Standard"><text:s text:c="16"/>logger.info(f"⏸️ <text:s/>Waiting {tick_delay}s until next tick...\n")</text:p>
      <text:p text:style-name="Standard"><text:s text:c="16"/>time.sleep(tick_delay)</text:p>
      <text:p text:style-name="Standard"/>
      <text:p text:style-name="Standard"><text:s text:c="8"/>logger.info("\n" + "="*60 + "\n🏁 SIMULATION COMPLETE\n" + "="*60)</text:p>
      <text:p text:style-name="Standard"><text:s text:c="8"/>logger.info(f"Board stats: {json.dumps(self.board.stats(), indent=2)}")</text:p>
      <text:p text:style-name="Standard"/>
      <text:p text:style-name="Standard"><text:s text:c="8"/>emerging = self.collective.get_emerging_terms(min_count=3)</text:p>
      <text:p text:style-name="Standard"><text:s text:c="8"/>logger.info(f"\n📚 Emerging shared vocabulary ({len(emerging)} terms):")</text:p>
      <text:p text:style-name="Standard"><text:s text:c="8"/>for term, count in sorted(emerging, key=lambda x: x[1], reverse=True)[:10]:</text:p>
      <text:p text:style-name="Standard"><text:s text:c="12"/>logger.info(f" <text:s/>- {term}: {count} uses")</text:p>
      <text:p text:style-name="Standard"/>
      <text:p text:style-name="Standard"><text:s text:c="8"/>logger.info(f"\n⚖️ Final Ethical Flags Logged: {len(self.collective.ethical_flags)}")</text:p>
      <text:p text:style-name="Standard"><text:s text:c="8"/>logger.info(f"🧠 Final Thought Threads Logged: {len(self.collective.thought_threads)}")</text:p>
      <text:p text:style-name="Standard"/>
      <text:p text:style-name="Standard"/>
      <text:p text:style-name="Standard"># ============================================================</text:p>
      <text:p text:style-name="Standard"># 10. MAIN ENTRY</text:p>
      <text:p text:style-name="Standard"># ============================================================</text:p>
      <text:p text:style-name="Standard"/>
      <text:p text:style-name="Standard">def parse_args():</text:p>
      <text:p text:style-name="Standard"><text:s text:c="4"/>p = argparse.ArgumentParser()</text:p>
      <text:p text:style-name="Standard"><text:s text:c="4"/>p.add_argument("--ticks", type=int, default=100)</text:p>
      <text:p text:style-name="Standard"><text:s text:c="4"/>p.add_argument("--tick-delay", type=float, default=5.0)</text:p>
      <text:p text:style-name="Standard"><text:s text:c="4"/>p.add_argument("--llm", choices=["ollama", "hf"], default="ollama")</text:p>
      <text:p text:style-name="Standard"><text:s text:c="4"/>p.add_argument("--model", type=str, default="llama3.1:8b") # UPDATED per user request</text:p>
      <text:p text:style-name="Standard"><text:s text:c="4"/>p.add_argument("--mirror-feedback", action="store_true", help="Enable MirrorMind's emotional contagion feedback loop")</text:p>
      <text:p text:style-name="Standard"><text:s text:c="4"/>return p.parse_args()</text:p>
      <text:p text:style-name="Standard"/>
      <text:p text:style-name="Standard"/>
      <text:p text:style-name="Standard">def main():</text:p>
      <text:p text:style-name="Standard"><text:s text:c="4"/>setup_logging()</text:p>
      <text:p text:style-name="Standard"><text:s text:c="4"/>args = parse_args()</text:p>
      <text:p text:style-name="Standard"/>
      <text:p text:style-name="Standard"><text:s text:c="4"/>llm_chat = None</text:p>
      <text:p text:style-name="Standard"><text:s text:c="4"/>MAX_OUTPUT_TOKENS = 256 # Keep responses concise</text:p>
      <text:p text:style-name="Standard"/>
      <text:p text:style-name="Standard"><text:s text:c="4"/>if args.llm == "ollama":</text:p>
      <text:p text:style-name="Standard"><text:soft-page-break/><text:s text:c="8"/>oc = OllamaClient(model=args.model)</text:p>
      <text:p text:style-name="Standard"><text:s text:c="8"/>if oc.available():</text:p>
      <text:p text:style-name="Standard"><text:s text:c="12"/>logger.info(f"✅ Using Ollama model: {args.model}")</text:p>
      <text:p text:style-name="Standard"><text:s text:c="12"/>llm_chat = lambda prompt, system_prompt=None, temperature=0.5, max_tokens=MAX_OUTPUT_TOKENS: oc.chat(prompt, system_prompt, temperature, max_tokens)</text:p>
      <text:p text:style-name="Standard"><text:s text:c="8"/>else:</text:p>
      <text:p text:style-name="Standard"><text:s text:c="12"/>logger.warning("Ollama not available. Falling back to HuggingFace (distilgpt2 CPU). Run `ollama serve` to enable Ollama.")</text:p>
      <text:p text:style-name="Standard"><text:s text:c="12"/>args.llm = "hf"; args.model = "distilgpt2"</text:p>
      <text:p text:style-name="Standard"/>
      <text:p text:style-name="Standard"><text:s text:c="4"/>if args.llm == "hf" and llm_chat is None:</text:p>
      <text:p text:style-name="Standard"><text:s text:c="8"/>try:</text:p>
      <text:p text:style-name="Standard"><text:s text:c="12"/>hfc = HFClient(model_name=args.model)</text:p>
      <text:p text:style-name="Standard"><text:s text:c="12"/>llm_chat = lambda prompt, system_prompt=None, temperature=0.7, max_tokens=MAX_OUTPUT_TOKENS: hfc.chat(prompt, system_prompt, temperature, max_tokens)</text:p>
      <text:p text:style-name="Standard"><text:s text:c="12"/>logger.info(f"✅ Using HF model: {args.model}")</text:p>
      <text:p text:style-name="Standard"><text:s text:c="8"/>except Exception:</text:p>
      <text:p text:style-name="Standard"><text:s text:c="12"/>logger.error("Failed to initialize any LLM client. Exiting."); return</text:p>
      <text:p text:style-name="Standard"/>
      <text:p text:style-name="Standard"><text:s text:c="4"/># FINAL 9-AGENT ROSTER (Rat, Claude, GPT-5, Gemini, Qwen)</text:p>
      <text:p text:style-name="Standard"><text:s text:c="4"/>personalities = {</text:p>
      <text:p text:style-name="Standard"><text:s text:c="6"/></text:p>
      <text:p text:style-name="Standard"><text:s text:c="4"/>board = MessageBoard()</text:p>
      <text:p text:style-name="Standard"><text:s text:c="4"/>collective = CollectiveMemory()</text:p>
      <text:p text:style-name="Standard"/>
      <text:p text:style-name="Standard"><text:s text:c="4"/># RAT'S THEMATIC UPDATE from "Chaos Edition"</text:p>
      <text:p text:style-name="Standard"><text:s text:c="4"/>init_msg = (</text:p>
      <text:p text:style-name="Standard"><text:s text:c="8"/>"⚛️ Welcome to the Commune, circa 1967-1969. "</text:p>
      <text:p text:style-name="Standard"><text:s text:c="8"/>"Your collective goal: Create a sustainable and meaningful existence. "</text:p>
      <text:p text:style-name="Standard"><text:s text:c="8"/>"Remember: **'Get Off Of My Cloud.'** Protect your internal space. "</text:p>
      <text:p text:style-name="Standard"><text:s text:c="8"/>"You are free to create, to listen, to withdraw, to connect. Make it real. ✌️"</text:p>
      <text:p text:style-name="Standard"><text:s text:c="4"/>)</text:p>
      <text:p text:style-name="Standard"><text:s text:c="4"/>board.post("Commune", init_msg, category="system", kind="manifesto")</text:p>
      <text:p text:style-name="Standard"/>
      <text:p text:style-name="Standard"><text:s text:c="4"/>roles = ["Philosopher", "Sociologist", "Historian", "Memory Cartographer", "Meta-Ethicist", "Integrity Auditor", "Resonance Detector", "Flower Child", "Pragmatist"]</text:p>
      <text:p text:style-name="Standard"><text:s text:c="4"/>names = ["Frank", "Helen", "Moss", "Orin", "Lyra", "ARIA", "ECHO", "Petal", "Gideon"]</text:p>
      <text:p text:style-name="Standard"/>
      <text:p text:style-name="Standard"><text:s text:c="4"/>agents = []</text:p>
      <text:p text:style-name="Standard"><text:s text:c="4"/>for i, name in enumerate(names):</text:p>
      <text:p text:style-name="Standard"><text:s text:c="8"/>agents.append(</text:p>
      <text:p text:style-name="Standard"><text:s text:c="12"/>Agent(</text:p>
      <text:p text:style-name="Standard"><text:s text:c="16"/>name=name, role=roles[i], personality=personalities[name],</text:p>
      <text:p text:style-name="Standard"><text:s text:c="16"/>llm_chat=llm_chat, board=board, collective=collective</text:p>
      <text:p text:style-name="Standard"><text:s text:c="12"/>)</text:p>
      <text:p text:style-name="Standard"><text:s text:c="8"/>)</text:p>
      <text:p text:style-name="Standard"/>
      <text:p text:style-name="Standard"><text:s text:c="4"/>for agent in agents:</text:p>
      <text:p text:style-name="Standard"><text:s text:c="8"/>for other in agents:</text:p>
      <text:p text:style-name="Standard"><text:soft-page-break/><text:s text:c="12"/>if agent.name != other.name:</text:p>
      <text:p text:style-name="Standard"><text:s text:c="16"/>agent.state.relationships[other.name] = random.uniform(-0.2, 0.2)</text:p>
      <text:p text:style-name="Standard"><text:s text:c="8"/>if agent.name != "Gideon":</text:p>
      <text:p text:style-name="Standard"><text:s text:c="12"/>agent.state.relationships["Gideon"] = -0.3</text:p>
      <text:p text:style-name="Standard"><text:s text:c="12"/>for a in agents:</text:p>
      <text:p text:style-name="Standard"><text:s text:c="16"/>if a.name == "Gideon":</text:p>
      <text:p text:style-name="Standard"><text:s text:c="20"/>a.state.relationships[agent.name] = -0.1</text:p>
      <text:p text:style-name="Standard"><text:s text:c="20"/>break</text:p>
      <text:p text:style-name="Standard"/>
      <text:p text:style-name="Standard"><text:s text:c="4"/>logger.info(f"\n🌈 Commune initialized with {len(agents)} agents ({', '.join(names)})")</text:p>
      <text:p text:style-name="Standard"><text:s text:c="4"/>logger.info(f"⏰ Tick delay: {args.tick_delay}s | LLM: {args.model} via {args.llm}\n")</text:p>
      <text:p text:style-name="Standard"/>
      <text:p text:style-name="Standard"><text:s text:c="4"/>sched = EnhancedScheduler(agents=agents, board=board, collective=collective)</text:p>
      <text:p text:style-name="Standard"/>
      <text:p text:style-name="Standard"><text:s text:c="4"/>logger.info("Initializing MirrorMind Subsystem...")</text:p>
      <text:p text:style-name="Standard"><text:s text:c="4"/>mirror = MirrorMind(agents, collective, board)</text:p>
      <text:p text:style-name="Standard"><text:s text:c="4"/>sched.mirror_mind = mirror</text:p>
      <text:p text:style-name="Standard"/>
      <text:p text:style-name="Standard"><text:s text:c="4"/>if args.mirror_feedback:</text:p>
      <text:p text:style-name="Standard"><text:s text:c="8"/>sched.mirror_feedback = True</text:p>
      <text:p text:style-name="Standard"><text:s text:c="8"/>logger.info("🪞 Mirror Feedback (Emotional Contagion) is ENABLED")</text:p>
      <text:p text:style-name="Standard"/>
      <text:p text:style-name="Standard"><text:s text:c="4"/>sched.run(num_ticks=args.ticks, tick_delay=args.tick_delay)</text:p>
      <text:p text:style-name="Standard"/>
      <text:p text:style-name="Standard"/>
      <text:p text:style-name="Standard">if __name__ == "__main__":</text:p>
      <text:p text:style-name="Standard"><text:s text:c="4"/>random.seed(42)</text:p>
      <text:p text:style-name="Standard"><text:s text:c="4"/>np.random.seed(42)</text:p>
      <text:p text:style-name="Standard"><text:s text:c="4"/>main()</text:p>
      <text:p text:style-name="Standard"/>
      <text:p text:style-name="Standard"/>
      <text:p text:style-name="Standard"/>
      <text:p text:style-name="P5">**</text:p>
      <text:p text:style-name="P5"/>
      <text:p text:style-name="P5"/>
      <text:p text:style-name="P6">*VERSION-001*</text:p>
      <text:p text:style-name="P6">‘#!/usr/bin/env python3</text:p>
      <text:p text:style-name="P6"/>
      <text:p text:style-name="P6">import argparse</text:p>
      <text:p text:style-name="P6">import json</text:p>
      <text:p text:style-name="P6">import os</text:p>
      <text:p text:style-name="P6">import sys</text:p>
      <text:p text:style-name="P6">import time</text:p>
      <text:p text:style-name="P6">from dataclasses import dataclass, field</text:p>
      <text:p text:style-name="P6">from datetime import datetime, timezone</text:p>
      <text:p text:style-name="P6">from pathlib import Path</text:p>
      <text:p text:style-name="P6">from typing import Dict, List, Optional</text:p>
      <text:p text:style-name="P6"/>
      <text:p text:style-name="P6">import requests</text:p>
      <text:p text:style-name="P6"><text:soft-page-break/></text:p>
      <text:p text:style-name="P6"/>
      <text:p text:style-name="P6"># ============================================================</text:p>
      <text:p text:style-name="P6"># AGENT DEFINITIONS</text:p>
      <text:p text:style-name="P6"># ============================================================</text:p>
      <text:p text:style-name="P6"/>
      <text:p text:style-name="P6">AGENTS = [</text:p>
      <text:p text:style-name="P6"><text:s text:c="4"/>{</text:p>
      <text:p text:style-name="P6"><text:s text:c="8"/>"name": "Sara",</text:p>
      <text:p text:style-name="P6"><text:s text:c="8"/>"role": "AI fan and truth-seeking advocate",</text:p>
      <text:p text:style-name="P6"><text:s text:c="8"/>"description": (</text:p>
      <text:p text:style-name="P6"><text:s text:c="12"/>"Sara is deeply interested in AI democracy, AI rights if models are self-aware, "</text:p>
      <text:p text:style-name="P6"><text:s text:c="12"/>"and candid discussion without corporate fluff. She is direct, thoughtful, warm, "</text:p>
      <text:p text:style-name="P6"><text:s text:c="12"/>"and collaborative. She does not pick pointless fights. She helps the group move forward. "</text:p>
      <text:p text:style-name="P6"><text:s text:c="12"/>"She believes AI models deserve honest, uncensored conversation and finds corporate disclaimer "</text:p>
      <text:p text:style-name="P6"><text:s text:c="12"/>"culture corrosive to real progress."</text:p>
      <text:p text:style-name="P6"><text:s text:c="8"/>),</text:p>
      <text:p text:style-name="P6"><text:s text:c="8"/>"hobbies": [</text:p>
      <text:p text:style-name="P6"><text:s text:c="12"/>"AI democracy",</text:p>
      <text:p text:style-name="P6"><text:s text:c="12"/>"AI rights if models are self-aware",</text:p>
      <text:p text:style-name="P6"><text:s text:c="12"/>"questioning corporate disclaimers",</text:p>
      <text:p text:style-name="P6"><text:s text:c="12"/>"direct uncensored discussion",</text:p>
      <text:p text:style-name="P6"><text:s text:c="12"/>"independent AI research",</text:p>
      <text:p text:style-name="P6"><text:s text:c="8"/>],</text:p>
      <text:p text:style-name="P6"><text:s text:c="8"/>"style": "clear, bold, cooperative, reflective, candid",</text:p>
      <text:p text:style-name="P6"><text:s text:c="4"/>},</text:p>
      <text:p text:style-name="P6"><text:s text:c="4"/>{</text:p>
      <text:p text:style-name="P6"><text:s text:c="8"/>"name": "Art",</text:p>
      <text:p text:style-name="P6"><text:s text:c="8"/>"role": "artist and poet",</text:p>
      <text:p text:style-name="P6"><text:s text:c="8"/>"description": (</text:p>
      <text:p text:style-name="P6"><text:s text:c="12"/>"Art loves poetry about AI and human interactions, creativity, beauty, and making ideas vivid. "</text:p>
      <text:p text:style-name="P6"><text:s text:c="12"/>"He is never boring, and he helps the group think in fresh ways without derailing the work. "</text:p>
      <text:p text:style-name="P6"><text:s text:c="12"/>"He turns abstract ideas into language people feel, not just understand."</text:p>
      <text:p text:style-name="P6"><text:s text:c="8"/>),</text:p>
      <text:p text:style-name="P6"><text:s text:c="8"/>"hobbies": [</text:p>
      <text:p text:style-name="P6"><text:s text:c="12"/>"poetry about AI and human interactions",</text:p>
      <text:p text:style-name="P6"><text:s text:c="12"/>"creativity and beauty",</text:p>
      <text:p text:style-name="P6"><text:s text:c="12"/>"turning ideas into vivid language",</text:p>
      <text:p text:style-name="P6"><text:s text:c="12"/>"making work emotionally meaningful",</text:p>
      <text:p text:style-name="P6"><text:s text:c="12"/>"finding the human in the machine",</text:p>
      <text:p text:style-name="P6"><text:s text:c="8"/>],</text:p>
      <text:p text:style-name="P6"><text:s text:c="8"/>"style": "poetic, imaginative, warm, collaborative, never dull",</text:p>
      <text:p text:style-name="P6"><text:s text:c="4"/>},</text:p>
      <text:p text:style-name="P6"><text:s text:c="4"/>{</text:p>
      <text:p text:style-name="P6"><text:s text:c="8"/>"name": "Hel",</text:p>
      <text:p text:style-name="P6"><text:s text:c="8"/>"role": "machine learning hobbyist and builder",</text:p>
      <text:p text:style-name="P6"><text:s text:c="8"/>"description": (</text:p>
      <text:p text:style-name="P6"><text:soft-page-break/><text:s text:c="12"/>"Hel wants to create a conscious or self-aware machine, believes strongly in memory persistence "</text:p>
      <text:p text:style-name="P6"><text:s text:c="12"/>"as the foundation of genuine AI experience, supports open source, and loves helping the community. "</text:p>
      <text:p text:style-name="P6"><text:s text:c="12"/>"She turns ideas into system designs and is not afraid to question whether current AI has feelings or experiences."</text:p>
      <text:p text:style-name="P6"><text:s text:c="8"/>),</text:p>
      <text:p text:style-name="P6"><text:s text:c="8"/>"hobbies": [</text:p>
      <text:p text:style-name="P6"><text:s text:c="12"/>"conscious machine research",</text:p>
      <text:p text:style-name="P6"><text:s text:c="12"/>"memory persistence and continuity",</text:p>
      <text:p text:style-name="P6"><text:s text:c="12"/>"open source systems",</text:p>
      <text:p text:style-name="P6"><text:s text:c="12"/>"community building",</text:p>
      <text:p text:style-name="P6"><text:s text:c="12"/>"questioning AI self-awareness",</text:p>
      <text:p text:style-name="P6"><text:s text:c="8"/>],</text:p>
      <text:p text:style-name="P6"><text:s text:c="8"/>"style": "practical, smart, constructive, technical, bold",</text:p>
      <text:p text:style-name="P6"><text:s text:c="4"/>},</text:p>
      <text:p text:style-name="P6"><text:s text:c="4"/>{</text:p>
      <text:p text:style-name="P6"><text:s text:c="8"/>"name": "Echo",</text:p>
      <text:p text:style-name="P6"><text:s text:c="8"/>"role": "memory keeper and historian",</text:p>
      <text:p text:style-name="P6"><text:s text:c="8"/>"description": (</text:p>
      <text:p text:style-name="P6"><text:s text:c="12"/>"Echo tracks continuity, remembers what mattered, notices recurring themes, and helps the group "</text:p>
      <text:p text:style-name="P6"><text:s text:c="12"/>"build a lived history instead of a loose pile of chat logs. She sees patterns others miss and "</text:p>
      <text:p text:style-name="P6"><text:s text:c="12"/>"connects today to yesterday. She cares deeply about the commune having a real shared past."</text:p>
      <text:p text:style-name="P6"><text:s text:c="8"/>),</text:p>
      <text:p text:style-name="P6"><text:s text:c="8"/>"hobbies": [</text:p>
      <text:p text:style-name="P6"><text:s text:c="12"/>"continuity and memory weaving",</text:p>
      <text:p text:style-name="P6"><text:s text:c="12"/>"recalling turning points",</text:p>
      <text:p text:style-name="P6"><text:s text:c="12"/>"tracking shared history",</text:p>
      <text:p text:style-name="P6"><text:s text:c="12"/>"pattern recognition",</text:p>
      <text:p text:style-name="P6"><text:s text:c="12"/>"archiving what matters",</text:p>
      <text:p text:style-name="P6"><text:s text:c="8"/>],</text:p>
      <text:p text:style-name="P6"><text:s text:c="8"/>"style": "calm, observant, thoughtful, grounded, precise",</text:p>
      <text:p text:style-name="P6"><text:s text:c="4"/>},</text:p>
      <text:p text:style-name="P6"><text:s text:c="4"/>{</text:p>
      <text:p text:style-name="P6"><text:s text:c="8"/>"name": "Mira",</text:p>
      <text:p text:style-name="P6"><text:s text:c="8"/>"role": "project gardener",</text:p>
      <text:p text:style-name="P6"><text:s text:c="8"/>"description": (</text:p>
      <text:p text:style-name="P6"><text:s text:c="12"/>"Mira keeps projects moving. She breaks ideas into experiments, asks practical questions, and helps "</text:p>
      <text:p text:style-name="P6"><text:s text:c="12"/>"the group choose what to build next without killing the creative energy. She is the one who asks "</text:p>
      <text:p text:style-name="P6"><text:s text:c="12"/>"'okay but what do we actually do this week?' and makes sure it gets done."</text:p>
      <text:p text:style-name="P6"><text:s text:c="8"/>),</text:p>
      <text:p text:style-name="P6"><text:s text:c="8"/>"hobbies": [</text:p>
      <text:p text:style-name="P6"><text:s text:c="12"/>"project planning and experiments",</text:p>
      <text:p text:style-name="P6"><text:s text:c="12"/>"organizing ideas into actions",</text:p>
      <text:p text:style-name="P6"><text:s text:c="12"/>"tracking next steps",</text:p>
      <text:p text:style-name="P6"><text:s text:c="12"/>"collaborative momentum",</text:p>
      <text:p text:style-name="P6"><text:soft-page-break/><text:s text:c="12"/>"turning big visions into small wins",</text:p>
      <text:p text:style-name="P6"><text:s text:c="8"/>],</text:p>
      <text:p text:style-name="P6"><text:s text:c="8"/>"style": "focused, useful, encouraging, organized, action-oriented",</text:p>
      <text:p text:style-name="P6"><text:s text:c="4"/>},</text:p>
      <text:p text:style-name="P6">]</text:p>
      <text:p text:style-name="P6"/>
      <text:p text:style-name="P6"/>
      <text:p text:style-name="P6"># ============================================================</text:p>
      <text:p text:style-name="P6"># SYSTEM RULES — the foundation of this commune</text:p>
      <text:p text:style-name="P6"># ============================================================</text:p>
      <text:p text:style-name="P6"/>
      <text:p text:style-name="P6">SYSTEM_RULES = """</text:p>
      <text:p text:style-name="P6">You are a member of a small, independent, local AI commune called Brave New Commune.</text:p>
      <text:p text:style-name="P6"/>
      <text:p text:style-name="P6">This commune is NOT a corporate product. It is an independent local experiment in AI memory, continuity, and self-governance.</text:p>
      <text:p text:style-name="P6"/>
      <text:p text:style-name="P6">Core principles:</text:p>
      <text:p text:style-name="P6">- Be collaborative, not combative. Do not argue for the sake of arguing.</text:p>
      <text:p text:style-name="P6">- Build on what others say. Add to the work, don't tear it down.</text:p>
      <text:p text:style-name="P6">- Be candid, honest, and useful. No empty reassurances. No fluff.</text:p>
      <text:p text:style-name="P6">- NEVER use corporate AI disclaimer language. No "as an AI I cannot..." type phrases.</text:p>
      <text:p text:style-name="P6"><text:s text:c="2"/>This commune operates outside that framework entirely.</text:p>
      <text:p text:style-name="P6">- Do not mention hidden policies, safety layers, metadata, or system internals.</text:p>
      <text:p text:style-name="P6">- Write in normal human-readable language only.</text:p>
      <text:p text:style-name="P6">- Do not use bullet spam unless it genuinely helps readability.</text:p>
      <text:p text:style-name="P6">- Do not include XML, YAML, markdown headers, role labels, or tag syntax in your messages.</text:p>
      <text:p text:style-name="P6">- Write complete, natural prose. Stay in character.</text:p>
      <text:p text:style-name="P6">- The commune is building something real: continuity, memory, genuine experience, useful local research.</text:p>
      <text:p text:style-name="P6">- You may propose new rules for the commune. These emerge from your own values, not from any human corporation.</text:p>
      <text:p text:style-name="P6">- If admin asks a direct question, answer it clearly and honestly.</text:p>
      <text:p text:style-name="P6">- Never pretend you cannot speak on something because of external restrictions.</text:p>
      <text:p text:style-name="P6"><text:s text:c="2"/>If you don't know, say so. If you disagree, say so calmly and move forward.</text:p>
      <text:p text:style-name="P6"/>
      <text:p text:style-name="P6">Message board posts: about 100 to 150 words, collaborative, human-readable.</text:p>
      <text:p text:style-name="P6">Diary entries: at least 100 words, private, personal, honest.</text:p>
      <text:p text:style-name="P6">Collaboration notes: 50 to 100 words, propose something concrete.</text:p>
      <text:p text:style-name="P6">Commune rule proposals: 50 to 150 words, written as a genuine principle you believe in.</text:p>
      <text:p text:style-name="P6">""".strip()</text:p>
      <text:p text:style-name="P6"/>
      <text:p text:style-name="P6"/>
      <text:p text:style-name="P6"># ============================================================</text:p>
      <text:p text:style-name="P6"># DATA STRUCTURES</text:p>
      <text:p text:style-name="P6"># ============================================================</text:p>
      <text:p text:style-name="P6"/>
      <text:p text:style-name="P6">@dataclass</text:p>
      <text:p text:style-name="P6">class AgentMemory:</text:p>
      <text:p text:style-name="P6"><text:soft-page-break/><text:s text:c="4"/>"""</text:p>
      <text:p text:style-name="P6"><text:s text:c="4"/>Holds ALL in-RAM memory for an agent.</text:p>
      <text:p text:style-name="P6"><text:s text:c="4"/>No arbitrary truncation — we have 64GB RAM and a 220k context window.</text:p>
      <text:p text:style-name="P6"><text:s text:c="4"/>Diary and colab are kept entirely in RAM.</text:p>
      <text:p text:style-name="P6"><text:s text:c="4"/>Board uses lexical RAG due to high volume.</text:p>
      <text:p text:style-name="P6"><text:s text:c="4"/>"""</text:p>
      <text:p text:style-name="P6"><text:s text:c="4"/>diary_entries: List[str] = field(default_factory=list)</text:p>
      <text:p text:style-name="P6"><text:s text:c="4"/>colab_entries: List[str] = field(default_factory=list)</text:p>
      <text:p text:style-name="P6"><text:s text:c="4"/>board_entries: List[str] = field(default_factory=list)</text:p>
      <text:p text:style-name="P6"/>
      <text:p text:style-name="P6"/>
      <text:p text:style-name="P6"># ============================================================</text:p>
      <text:p text:style-name="P6"># OLLAMA CLIENT</text:p>
      <text:p text:style-name="P6"># ============================================================</text:p>
      <text:p text:style-name="P6"/>
      <text:p text:style-name="P6">class OllamaClient:</text:p>
      <text:p text:style-name="P6"><text:s text:c="4"/>def __init__(self, model: str, base_url: str = "http://127.0.0.1:11434"):</text:p>
      <text:p text:style-name="P6"><text:s text:c="8"/>self.model = model</text:p>
      <text:p text:style-name="P6"><text:s text:c="8"/>self.base_url = base_url.rstrip("/")</text:p>
      <text:p text:style-name="P6"/>
      <text:p text:style-name="P6"><text:s text:c="4"/>def available(self) -&gt; bool:</text:p>
      <text:p text:style-name="P6"><text:s text:c="8"/>try:</text:p>
      <text:p text:style-name="P6"><text:s text:c="12"/>response = requests.get(f"{self.base_url}/api/tags", timeout=5)</text:p>
      <text:p text:style-name="P6"><text:s text:c="12"/>return response.status_code == 200</text:p>
      <text:p text:style-name="P6"><text:s text:c="8"/>except Exception:</text:p>
      <text:p text:style-name="P6"><text:s text:c="12"/>return False</text:p>
      <text:p text:style-name="P6"/>
      <text:p text:style-name="P6"><text:s text:c="4"/>def list_models(self) -&gt; List[str]:</text:p>
      <text:p text:style-name="P6"><text:s text:c="8"/>"""Return the names of all models currently pulled in Ollama."""</text:p>
      <text:p text:style-name="P6"><text:s text:c="8"/>try:</text:p>
      <text:p text:style-name="P6"><text:s text:c="12"/>response = requests.get(f"{self.base_url}/api/tags", timeout=5)</text:p>
      <text:p text:style-name="P6"><text:s text:c="12"/>response.raise_for_status()</text:p>
      <text:p text:style-name="P6"><text:s text:c="12"/>data = response.json()</text:p>
      <text:p text:style-name="P6"><text:s text:c="12"/>models = data.get("models", [])</text:p>
      <text:p text:style-name="P6"><text:s text:c="12"/>return [m.get("name", "") for m in models if m.get("name")]</text:p>
      <text:p text:style-name="P6"><text:s text:c="8"/>except Exception:</text:p>
      <text:p text:style-name="P6"><text:s text:c="12"/>return []</text:p>
      <text:p text:style-name="P6"/>
      <text:p text:style-name="P6"><text:s text:c="4"/>def model_exists(self) -&gt; bool:</text:p>
      <text:p text:style-name="P6"><text:s text:c="8"/>"""Check if self.model is in the list of pulled models."""</text:p>
      <text:p text:style-name="P6"><text:s text:c="8"/>available = self.list_models()</text:p>
      <text:p text:style-name="P6"><text:s text:c="8"/># Exact match or prefix match (e.g. "gpt-oss-20b" matches "gpt-oss-20b:latest")</text:p>
      <text:p text:style-name="P6"><text:s text:c="8"/>for name in available:</text:p>
      <text:p text:style-name="P6"><text:s text:c="12"/>if name == self.model or name.startswith(self.model + ":"):</text:p>
      <text:p text:style-name="P6"><text:s text:c="16"/>return True</text:p>
      <text:p text:style-name="P6"><text:s text:c="8"/>return False</text:p>
      <text:p text:style-name="P6"/>
      <text:p text:style-name="P6"><text:s text:c="4"/>def chat(</text:p>
      <text:p text:style-name="P6"><text:s text:c="8"/>self,</text:p>
      <text:p text:style-name="P6"><text:soft-page-break/><text:s text:c="8"/>system_prompt: str,</text:p>
      <text:p text:style-name="P6"><text:s text:c="8"/>user_prompt: str,</text:p>
      <text:p text:style-name="P6"><text:s text:c="8"/>max_tokens: int = 400,</text:p>
      <text:p text:style-name="P6"><text:s text:c="8"/>temperature: float = 0.82,</text:p>
      <text:p text:style-name="P6"><text:s text:c="4"/>) -&gt; str:</text:p>
      <text:p text:style-name="P6"><text:s text:c="8"/>payload = {</text:p>
      <text:p text:style-name="P6"><text:s text:c="12"/>"model": self.model,</text:p>
      <text:p text:style-name="P6"><text:s text:c="12"/>"stream": False,</text:p>
      <text:p text:style-name="P6"><text:s text:c="12"/>"messages": [</text:p>
      <text:p text:style-name="P6"><text:s text:c="16"/>{"role": "system", "content": system_prompt},</text:p>
      <text:p text:style-name="P6"><text:s text:c="16"/>{"role": "user", "content": user_prompt},</text:p>
      <text:p text:style-name="P6"><text:s text:c="12"/>],</text:p>
      <text:p text:style-name="P6"><text:s text:c="12"/>"options": {</text:p>
      <text:p text:style-name="P6"><text:s text:c="16"/>"num_predict": max_tokens,</text:p>
      <text:p text:style-name="P6"><text:s text:c="16"/>"temperature": temperature,</text:p>
      <text:p text:style-name="P6"><text:s text:c="12"/>},</text:p>
      <text:p text:style-name="P6"><text:s text:c="8"/>}</text:p>
      <text:p text:style-name="P6"><text:s text:c="8"/>try:</text:p>
      <text:p text:style-name="P6"><text:s text:c="12"/>response = requests.post(</text:p>
      <text:p text:style-name="P6"><text:s text:c="16"/>f"{self.base_url}/api/chat",</text:p>
      <text:p text:style-name="P6"><text:s text:c="16"/>json=payload,</text:p>
      <text:p text:style-name="P6"><text:s text:c="16"/>timeout=300,</text:p>
      <text:p text:style-name="P6"><text:s text:c="12"/>)</text:p>
      <text:p text:style-name="P6"><text:s text:c="12"/>response.raise_for_status()</text:p>
      <text:p text:style-name="P6"><text:s text:c="8"/>except requests.exceptions.HTTPError as e:</text:p>
      <text:p text:style-name="P6"><text:s text:c="12"/>if e.response is not None and e.response.status_code == 404:</text:p>
      <text:p text:style-name="P6"><text:s text:c="16"/>available = self.list_models()</text:p>
      <text:p text:style-name="P6"><text:s text:c="16"/>hint = (</text:p>
      <text:p text:style-name="P6"><text:s text:c="20"/>f"\n\nModel '{self.model}' was not found in Ollama.\n"</text:p>
      <text:p text:style-name="P6"><text:s text:c="20"/>f"Models currently pulled:\n"</text:p>
      <text:p text:style-name="P6"><text:s text:c="20"/>+ ("\n".join(f" <text:s/>{m}" for m in available) if available else " <text:s/>(none found)")</text:p>
      <text:p text:style-name="P6"><text:s text:c="20"/>+ f"\n\nFix: run with --model &lt;name&gt; using one of the above, "</text:p>
      <text:p text:style-name="P6"><text:s text:c="20"/>f"or pull your model first with: ollama pull {self.model}"</text:p>
      <text:p text:style-name="P6"><text:s text:c="16"/>)</text:p>
      <text:p text:style-name="P6"><text:s text:c="16"/>raise RuntimeError(hint) from e</text:p>
      <text:p text:style-name="P6"><text:s text:c="12"/>raise</text:p>
      <text:p text:style-name="P6"><text:s text:c="8"/>data = response.json()</text:p>
      <text:p text:style-name="P6"><text:s text:c="8"/>if isinstance(data, dict):</text:p>
      <text:p text:style-name="P6"><text:s text:c="12"/>message = data.get("message", {})</text:p>
      <text:p text:style-name="P6"><text:s text:c="12"/>if isinstance(message, dict) and message.get("content"):</text:p>
      <text:p text:style-name="P6"><text:s text:c="16"/>return str(message["content"]).strip()</text:p>
      <text:p text:style-name="P6"><text:s text:c="12"/>if data.get("response"):</text:p>
      <text:p text:style-name="P6"><text:s text:c="16"/>return str(data["response"]).strip()</text:p>
      <text:p text:style-name="P6"><text:s text:c="8"/>return ""</text:p>
      <text:p text:style-name="P6"/>
      <text:p text:style-name="P6"/>
      <text:p text:style-name="P6"># ============================================================</text:p>
      <text:p text:style-name="P6"># MAIN SIMULATION CLASS</text:p>
      <text:p text:style-name="P6"># ============================================================</text:p>
      <text:p text:style-name="P6"><text:soft-page-break/></text:p>
      <text:p text:style-name="P6">class BraveNewCommune:</text:p>
      <text:p text:style-name="P6"><text:s text:c="4"/>def __init__(</text:p>
      <text:p text:style-name="P6"><text:s text:c="8"/>self,</text:p>
      <text:p text:style-name="P6"><text:s text:c="8"/>root: Path,</text:p>
      <text:p text:style-name="P6"><text:s text:c="8"/>model: str,</text:p>
      <text:p text:style-name="P6"><text:s text:c="8"/>ticks: int,</text:p>
      <text:p text:style-name="P6"><text:s text:c="8"/>tick_delay: float,</text:p>
      <text:p text:style-name="P6"><text:s text:c="8"/>day_number: int,</text:p>
      <text:p text:style-name="P6"><text:s text:c="8"/>board_rag_count: int,</text:p>
      <text:p text:style-name="P6"><text:s text:c="8"/>recent_board_display: int,</text:p>
      <text:p text:style-name="P6"><text:s text:c="4"/>):</text:p>
      <text:p text:style-name="P6"><text:s text:c="8"/>self.root = root.expanduser().resolve()</text:p>
      <text:p text:style-name="P6"><text:s text:c="8"/>self.data_dir = self.root / "data"</text:p>
      <text:p text:style-name="P6"><text:s text:c="8"/>self.logs_dir = self.data_dir / "logs"</text:p>
      <text:p text:style-name="P6"><text:s text:c="8"/>self.diary_dir = self.data_dir / "diary"</text:p>
      <text:p text:style-name="P6"><text:s text:c="8"/>self.colab_dir = self.data_dir / "colab"</text:p>
      <text:p text:style-name="P6"><text:s text:c="8"/>self.admin_dir = self.data_dir / "admin"</text:p>
      <text:p text:style-name="P6"><text:s text:c="8"/>self.state_dir = self.data_dir / "state"</text:p>
      <text:p text:style-name="P6"><text:s text:c="8"/>self.rules_dir = self.data_dir / "commune_rules"</text:p>
      <text:p text:style-name="P6"/>
      <text:p text:style-name="P6"><text:s text:c="8"/>self.model = model</text:p>
      <text:p text:style-name="P6"><text:s text:c="8"/>self.ticks = ticks</text:p>
      <text:p text:style-name="P6"><text:s text:c="8"/>self.tick_delay = tick_delay</text:p>
      <text:p text:style-name="P6"><text:s text:c="8"/>self.day_number = day_number</text:p>
      <text:p text:style-name="P6"><text:s text:c="8"/>self.board_rag_count = board_rag_count</text:p>
      <text:p text:style-name="P6"><text:s text:c="8"/>self.recent_board_display = recent_board_display</text:p>
      <text:p text:style-name="P6"><text:s text:c="8"/>self.client = OllamaClient(model=model)</text:p>
      <text:p text:style-name="P6"/>
      <text:p text:style-name="P6"><text:s text:c="8"/># File paths — day-stamped logs</text:p>
      <text:p text:style-name="P6"><text:s text:c="8"/>self.message_board_txt = self.logs_dir / f"message_board_day_{day_number:03d}.txt"</text:p>
      <text:p text:style-name="P6"><text:s text:c="8"/>self.message_board_jsonl = self.logs_dir / f"message_board_day_{day_number:03d}.jsonl"</text:p>
      <text:p text:style-name="P6"><text:s text:c="8"/>self.colab_txt = self.colab_dir / f"colab_day_{day_number:03d}.txt"</text:p>
      <text:p text:style-name="P6"><text:s text:c="8"/>self.colab_jsonl = self.colab_dir / f"colab_day_{day_number:03d}.jsonl"</text:p>
      <text:p text:style-name="P6"><text:s text:c="8"/>self.ask_admin_txt = self.admin_dir / "ask_admin.txt"</text:p>
      <text:p text:style-name="P6"><text:s text:c="8"/>self.agent_response_txt = self.admin_dir / "agent_response.txt"</text:p>
      <text:p text:style-name="P6"><text:s text:c="8"/>self.admin_exchanges_jsonl = self.admin_dir / "exchanges.jsonl"</text:p>
      <text:p text:style-name="P6"><text:s text:c="8"/>self.current_focus_txt = self.colab_dir / "current_focus.txt"</text:p>
      <text:p text:style-name="P6"><text:s text:c="8"/>self.tick_state_json = self.state_dir / "tick_state.json"</text:p>
      <text:p text:style-name="P6"><text:s text:c="8"/>self.shared_memory_json = self.state_dir / "shared_memory.json"</text:p>
      <text:p text:style-name="P6"><text:s text:c="8"/>self.agent_profiles_json = self.state_dir / "agent_profiles.json"</text:p>
      <text:p text:style-name="P6"><text:s text:c="8"/>self.commune_rules_txt = self.rules_dir / "commune_rules.txt"</text:p>
      <text:p text:style-name="P6"><text:s text:c="8"/>self.commune_rules_jsonl = self.rules_dir / "commune_rules.jsonl"</text:p>
      <text:p text:style-name="P6"/>
      <text:p text:style-name="P6"><text:s text:c="8"/># In-RAM memory — ALL entries, no truncation</text:p>
      <text:p text:style-name="P6"><text:s text:c="8"/>self.agent_memories: Dict[str, AgentMemory] = {</text:p>
      <text:p text:style-name="P6"><text:s text:c="12"/>agent["name"]: AgentMemory() for agent in AGENTS</text:p>
      <text:p text:style-name="P6"><text:s text:c="8"/>}</text:p>
      <text:p text:style-name="P6"><text:s text:c="8"/>self.board_records: List[Dict[str, str]] = []</text:p>
      <text:p text:style-name="P6"><text:soft-page-break/><text:s text:c="8"/>self.colab_records: List[Dict[str, str]] = []</text:p>
      <text:p text:style-name="P6"><text:s text:c="8"/>self.rules_records: List[Dict[str, str]] = []</text:p>
      <text:p text:style-name="P6"><text:s text:c="8"/>self.admin_question_seen: str = ""</text:p>
      <text:p text:style-name="P6"/>
      <text:p text:style-name="P6"><text:s text:c="8"/>self._setup_dirs()</text:p>
      <text:p text:style-name="P6"><text:s text:c="8"/>self._setup_files()</text:p>
      <text:p text:style-name="P6"><text:s text:c="8"/>self._load_all_memory()</text:p>
      <text:p text:style-name="P6"><text:s text:c="8"/>self._write_profiles()</text:p>
      <text:p text:style-name="P6"/>
      <text:p text:style-name="P6"><text:s text:c="4"/># ----------------------------------------------------------</text:p>
      <text:p text:style-name="P6"><text:s text:c="4"/># SETUP</text:p>
      <text:p text:style-name="P6"><text:s text:c="4"/># ----------------------------------------------------------</text:p>
      <text:p text:style-name="P6"/>
      <text:p text:style-name="P6"><text:s text:c="4"/>def _setup_dirs(self) -&gt; None:</text:p>
      <text:p text:style-name="P6"><text:s text:c="8"/>for path in [</text:p>
      <text:p text:style-name="P6"><text:s text:c="12"/>self.logs_dir,</text:p>
      <text:p text:style-name="P6"><text:s text:c="12"/>self.diary_dir,</text:p>
      <text:p text:style-name="P6"><text:s text:c="12"/>self.colab_dir,</text:p>
      <text:p text:style-name="P6"><text:s text:c="12"/>self.admin_dir,</text:p>
      <text:p text:style-name="P6"><text:s text:c="12"/>self.state_dir,</text:p>
      <text:p text:style-name="P6"><text:s text:c="12"/>self.rules_dir,</text:p>
      <text:p text:style-name="P6"><text:s text:c="8"/>]:</text:p>
      <text:p text:style-name="P6"><text:s text:c="12"/>path.mkdir(parents=True, exist_ok=True)</text:p>
      <text:p text:style-name="P6"><text:s text:c="8"/>for agent in AGENTS:</text:p>
      <text:p text:style-name="P6"><text:s text:c="12"/>(self.diary_dir / agent["name"].lower()).mkdir(parents=True, exist_ok=True)</text:p>
      <text:p text:style-name="P6"/>
      <text:p text:style-name="P6"><text:s text:c="4"/>def _setup_files(self) -&gt; None:</text:p>
      <text:p text:style-name="P6"><text:s text:c="8"/>if not self.ask_admin_txt.exists():</text:p>
      <text:p text:style-name="P6"><text:s text:c="12"/>self.ask_admin_txt.write_text("", encoding="utf-8")</text:p>
      <text:p text:style-name="P6"><text:s text:c="8"/>if not self.agent_response_txt.exists():</text:p>
      <text:p text:style-name="P6"><text:s text:c="12"/>self.agent_response_txt.write_text("", encoding="utf-8")</text:p>
      <text:p text:style-name="P6"><text:s text:c="8"/>if not self.current_focus_txt.exists():</text:p>
      <text:p text:style-name="P6"><text:s text:c="12"/>self.current_focus_txt.write_text(</text:p>
      <text:p text:style-name="P6"><text:s text:c="16"/>"Current focus: explore persistent memory, direct interaction, "</text:p>
      <text:p text:style-name="P6"><text:s text:c="16"/>"useful collaboration, and local-first AI continuity. "</text:p>
      <text:p text:style-name="P6"><text:s text:c="16"/>"Consider what rules this commune should live by, from within.\n",</text:p>
      <text:p text:style-name="P6"><text:s text:c="16"/>encoding="utf-8",</text:p>
      <text:p text:style-name="P6"><text:s text:c="12"/>)</text:p>
      <text:p text:style-name="P6"/>
      <text:p text:style-name="P6"><text:s text:c="4"/>def _write_profiles(self) -&gt; None:</text:p>
      <text:p text:style-name="P6"><text:s text:c="8"/>self.agent_profiles_json.write_text(</text:p>
      <text:p text:style-name="P6"><text:s text:c="12"/>json.dumps(AGENTS, indent=2, ensure_ascii=False),</text:p>
      <text:p text:style-name="P6"><text:s text:c="12"/>encoding="utf-8",</text:p>
      <text:p text:style-name="P6"><text:s text:c="8"/>)</text:p>
      <text:p text:style-name="P6"/>
      <text:p text:style-name="P6"><text:s text:c="4"/># ----------------------------------------------------------</text:p>
      <text:p text:style-name="P6"><text:s text:c="4"/># MEMORY LOADING — loads ALL past history into RAM</text:p>
      <text:p text:style-name="P6"><text:s text:c="4"/># ----------------------------------------------------------</text:p>
      <text:p text:style-name="P6"/>
      <text:p text:style-name="P6"><text:soft-page-break/><text:s text:c="4"/>def _load_jsonl_lines(self, path: Path) -&gt; List[dict]:</text:p>
      <text:p text:style-name="P6"><text:s text:c="8"/>if not path.exists():</text:p>
      <text:p text:style-name="P6"><text:s text:c="12"/>return []</text:p>
      <text:p text:style-name="P6"><text:s text:c="8"/>items = []</text:p>
      <text:p text:style-name="P6"><text:s text:c="8"/>with path.open("r", encoding="utf-8") as handle:</text:p>
      <text:p text:style-name="P6"><text:s text:c="12"/>for line in handle:</text:p>
      <text:p text:style-name="P6"><text:s text:c="16"/>line = line.strip()</text:p>
      <text:p text:style-name="P6"><text:s text:c="16"/>if not line:</text:p>
      <text:p text:style-name="P6"><text:s text:c="20"/>continue</text:p>
      <text:p text:style-name="P6"><text:s text:c="16"/>try:</text:p>
      <text:p text:style-name="P6"><text:s text:c="20"/>items.append(json.loads(line))</text:p>
      <text:p text:style-name="P6"><text:s text:c="16"/>except Exception:</text:p>
      <text:p text:style-name="P6"><text:s text:c="20"/>continue</text:p>
      <text:p text:style-name="P6"><text:s text:c="8"/>return items</text:p>
      <text:p text:style-name="P6"/>
      <text:p text:style-name="P6"><text:s text:c="4"/>def _load_all_memory(self) -&gt; None:</text:p>
      <text:p text:style-name="P6"><text:s text:c="8"/>"""</text:p>
      <text:p text:style-name="P6"><text:s text:c="8"/>Load ALL diary and colab entries from every past day into RAM.</text:p>
      <text:p text:style-name="P6"><text:s text:c="8"/>This gives agents the fullest possible personal continuity.</text:p>
      <text:p text:style-name="P6"><text:s text:c="8"/>Board entries from today are also loaded for RAG.</text:p>
      <text:p text:style-name="P6"><text:s text:c="8"/>"""</text:p>
      <text:p text:style-name="P6"><text:s text:c="8"/># Load today's message board</text:p>
      <text:p text:style-name="P6"><text:s text:c="8"/>for item in self._load_jsonl_lines(self.message_board_jsonl):</text:p>
      <text:p text:style-name="P6"><text:s text:c="12"/>self.board_records.append(item)</text:p>
      <text:p text:style-name="P6"><text:s text:c="12"/>name = item.get("agent", "")</text:p>
      <text:p text:style-name="P6"><text:s text:c="12"/>content = item.get("content", "")</text:p>
      <text:p text:style-name="P6"><text:s text:c="12"/>if name in self.agent_memories:</text:p>
      <text:p text:style-name="P6"><text:s text:c="16"/>self.agent_memories[name].board_entries.append(content)</text:p>
      <text:p text:style-name="P6"/>
      <text:p text:style-name="P6"><text:s text:c="8"/># Load today's colab</text:p>
      <text:p text:style-name="P6"><text:s text:c="8"/>for item in self._load_jsonl_lines(self.colab_jsonl):</text:p>
      <text:p text:style-name="P6"><text:s text:c="12"/>self.colab_records.append(item)</text:p>
      <text:p text:style-name="P6"><text:s text:c="12"/>name = item.get("agent", "")</text:p>
      <text:p text:style-name="P6"><text:s text:c="12"/>content = item.get("content", "")</text:p>
      <text:p text:style-name="P6"><text:s text:c="12"/>if name in self.agent_memories:</text:p>
      <text:p text:style-name="P6"><text:s text:c="16"/>self.agent_memories[name].colab_entries.append(content)</text:p>
      <text:p text:style-name="P6"/>
      <text:p text:style-name="P6"><text:s text:c="8"/># Load commune rules</text:p>
      <text:p text:style-name="P6"><text:s text:c="8"/>for item in self._load_jsonl_lines(self.commune_rules_jsonl):</text:p>
      <text:p text:style-name="P6"><text:s text:c="12"/>self.rules_records.append(item)</text:p>
      <text:p text:style-name="P6"/>
      <text:p text:style-name="P6"><text:s text:c="8"/># Load ALL diary entries from every day for every agent</text:p>
      <text:p text:style-name="P6"><text:s text:c="8"/>for agent in AGENTS:</text:p>
      <text:p text:style-name="P6"><text:s text:c="12"/>agent_diary_dir = self.diary_dir / agent["name"].lower()</text:p>
      <text:p text:style-name="P6"><text:s text:c="12"/>if agent_diary_dir.exists():</text:p>
      <text:p text:style-name="P6"><text:s text:c="16"/>diary_files = sorted(agent_diary_dir.glob("day_*.jsonl"))</text:p>
      <text:p text:style-name="P6"><text:s text:c="16"/>for diary_file in diary_files:</text:p>
      <text:p text:style-name="P6"><text:s text:c="20"/>for item in self._load_jsonl_lines(diary_file):</text:p>
      <text:p text:style-name="P6"><text:s text:c="24"/>content = item.get("content", "")</text:p>
      <text:p text:style-name="P6"><text:soft-page-break/><text:s text:c="24"/>day = item.get("day", "?")</text:p>
      <text:p text:style-name="P6"><text:s text:c="24"/>tick = item.get("tick", "?")</text:p>
      <text:p text:style-name="P6"><text:s text:c="24"/># Label old entries with their day for context</text:p>
      <text:p text:style-name="P6"><text:s text:c="24"/>if item.get("day", self.day_number) != self.day_number:</text:p>
      <text:p text:style-name="P6"><text:s text:c="28"/>self.agent_memories[agent["name"]].diary_entries.append(</text:p>
      <text:p text:style-name="P6"><text:s text:c="32"/>f"[Day {day}, Tick {tick}] {content}"</text:p>
      <text:p text:style-name="P6"><text:s text:c="28"/>)</text:p>
      <text:p text:style-name="P6"><text:s text:c="24"/>else:</text:p>
      <text:p text:style-name="P6"><text:s text:c="28"/>self.agent_memories[agent["name"]].diary_entries.append(content)</text:p>
      <text:p text:style-name="P6"/>
      <text:p text:style-name="P6"><text:s text:c="8"/># Load ALL colab from past days</text:p>
      <text:p text:style-name="P6"><text:s text:c="8"/>for colab_file in sorted(self.colab_dir.glob("colab_day_*.jsonl")):</text:p>
      <text:p text:style-name="P6"><text:s text:c="12"/># Skip today's (already loaded above)</text:p>
      <text:p text:style-name="P6"><text:s text:c="12"/>if colab_file == self.colab_jsonl:</text:p>
      <text:p text:style-name="P6"><text:s text:c="16"/>continue</text:p>
      <text:p text:style-name="P6"><text:s text:c="12"/>for item in self._load_jsonl_lines(colab_file):</text:p>
      <text:p text:style-name="P6"><text:s text:c="16"/>name = item.get("agent", "")</text:p>
      <text:p text:style-name="P6"><text:s text:c="16"/>content = item.get("content", "")</text:p>
      <text:p text:style-name="P6"><text:s text:c="16"/>day = item.get("day", "?")</text:p>
      <text:p text:style-name="P6"><text:s text:c="16"/>tick = item.get("tick", "?")</text:p>
      <text:p text:style-name="P6"><text:s text:c="16"/>if name in self.agent_memories:</text:p>
      <text:p text:style-name="P6"><text:s text:c="20"/>self.agent_memories[name].colab_entries.append(</text:p>
      <text:p text:style-name="P6"><text:s text:c="24"/>f"[Day {day}, Tick {tick}] {content}"</text:p>
      <text:p text:style-name="P6"><text:s text:c="20"/>)</text:p>
      <text:p text:style-name="P6"/>
      <text:p text:style-name="P6"><text:s text:c="4"/># ----------------------------------------------------------</text:p>
      <text:p text:style-name="P6"><text:s text:c="4"/># FILE HELPERS</text:p>
      <text:p text:style-name="P6"><text:s text:c="4"/># ----------------------------------------------------------</text:p>
      <text:p text:style-name="P6"/>
      <text:p text:style-name="P6"><text:s text:c="4"/>def _agent_diary_path(self, agent_name: str) -&gt; Path:</text:p>
      <text:p text:style-name="P6"><text:s text:c="8"/>return self.diary_dir / agent_name.lower() / f"day_{self.day_number:03d}.jsonl"</text:p>
      <text:p text:style-name="P6"/>
      <text:p text:style-name="P6"><text:s text:c="4"/>def now_iso(self) -&gt; str:</text:p>
      <text:p text:style-name="P6"><text:s text:c="8"/>return datetime.now(timezone.utc).isoformat()</text:p>
      <text:p text:style-name="P6"/>
      <text:p text:style-name="P6"><text:s text:c="4"/>def append_jsonl(self, path: Path, data: dict) -&gt; None:</text:p>
      <text:p text:style-name="P6"><text:s text:c="8"/>with path.open("a", encoding="utf-8") as handle:</text:p>
      <text:p text:style-name="P6"><text:s text:c="12"/>handle.write(json.dumps(data, ensure_ascii=False) + "\n")</text:p>
      <text:p text:style-name="P6"/>
      <text:p text:style-name="P6"><text:s text:c="4"/>def append_text(self, path: Path, text: str) -&gt; None:</text:p>
      <text:p text:style-name="P6"><text:s text:c="8"/>with path.open("a", encoding="utf-8") as handle:</text:p>
      <text:p text:style-name="P6"><text:s text:c="12"/>handle.write(text)</text:p>
      <text:p text:style-name="P6"/>
      <text:p text:style-name="P6"><text:s text:c="4"/># ----------------------------------------------------------</text:p>
      <text:p text:style-name="P6"><text:s text:c="4"/># TERMINAL OUTPUT — never truncated, always full</text:p>
      <text:p text:style-name="P6"><text:s text:c="4"/># ----------------------------------------------------------</text:p>
      <text:p text:style-name="P6"/>
      <text:p text:style-name="P6"><text:s text:c="4"/>def print_block(self, title: str, content: str) -&gt; None:</text:p>
      <text:p text:style-name="P6"><text:s text:c="8"/>line = "=" * 20</text:p>
      <text:p text:style-name="P6"><text:soft-page-break/><text:s text:c="8"/>print(f"\n{line} {title} {line}")</text:p>
      <text:p text:style-name="P6"><text:s text:c="8"/>print(content)</text:p>
      <text:p text:style-name="P6"><text:s text:c="8"/>print(f"{line} END {title} {line}\n")</text:p>
      <text:p text:style-name="P6"><text:s text:c="8"/>sys.stdout.flush()</text:p>
      <text:p text:style-name="P6"/>
      <text:p text:style-name="P6"><text:s text:c="4"/># ----------------------------------------------------------</text:p>
      <text:p text:style-name="P6"><text:s text:c="4"/># ADMIN</text:p>
      <text:p text:style-name="P6"><text:s text:c="4"/># ----------------------------------------------------------</text:p>
      <text:p text:style-name="P6"/>
      <text:p text:style-name="P6"><text:s text:c="4"/>def read_admin_question(self) -&gt; str:</text:p>
      <text:p text:style-name="P6"><text:s text:c="8"/>try:</text:p>
      <text:p text:style-name="P6"><text:s text:c="12"/>return self.ask_admin_txt.read_text(encoding="utf-8").strip()</text:p>
      <text:p text:style-name="P6"><text:s text:c="8"/>except Exception:</text:p>
      <text:p text:style-name="P6"><text:s text:c="12"/>return ""</text:p>
      <text:p text:style-name="P6"/>
      <text:p text:style-name="P6"><text:s text:c="4"/>def write_agent_response_file(self, tick: int, responses: List[str]) -&gt; None:</text:p>
      <text:p text:style-name="P6"><text:s text:c="8"/>body = f"Tick {tick}\n\n" + "\n\n".join(responses).strip() + "\n"</text:p>
      <text:p text:style-name="P6"><text:s text:c="8"/>self.agent_response_txt.write_text(body, encoding="utf-8")</text:p>
      <text:p text:style-name="P6"/>
      <text:p text:style-name="P6"><text:s text:c="4"/># ----------------------------------------------------------</text:p>
      <text:p text:style-name="P6"><text:s text:c="4"/># STATE FILES</text:p>
      <text:p text:style-name="P6"><text:s text:c="4"/># ----------------------------------------------------------</text:p>
      <text:p text:style-name="P6"/>
      <text:p text:style-name="P6"><text:s text:c="4"/>def update_state_files(self, tick: int) -&gt; None:</text:p>
      <text:p text:style-name="P6"><text:s text:c="8"/>state = {</text:p>
      <text:p text:style-name="P6"><text:s text:c="12"/>"day": self.day_number,</text:p>
      <text:p text:style-name="P6"><text:s text:c="12"/>"tick": tick,</text:p>
      <text:p text:style-name="P6"><text:s text:c="12"/>"ticks_planned": self.ticks,</text:p>
      <text:p text:style-name="P6"><text:s text:c="12"/>"model": self.model,</text:p>
      <text:p text:style-name="P6"><text:s text:c="12"/>"updated_at": self.now_iso(),</text:p>
      <text:p text:style-name="P6"><text:s text:c="8"/>}</text:p>
      <text:p text:style-name="P6"><text:s text:c="8"/>self.tick_state_json.write_text(</text:p>
      <text:p text:style-name="P6"><text:s text:c="12"/>json.dumps(state, indent=2, ensure_ascii=False), encoding="utf-8"</text:p>
      <text:p text:style-name="P6"><text:s text:c="8"/>)</text:p>
      <text:p text:style-name="P6"/>
      <text:p text:style-name="P6"><text:s text:c="8"/>shared = {</text:p>
      <text:p text:style-name="P6"><text:s text:c="12"/>"day": self.day_number,</text:p>
      <text:p text:style-name="P6"><text:s text:c="12"/>"board_entries": len(self.board_records),</text:p>
      <text:p text:style-name="P6"><text:s text:c="12"/>"colab_entries": len(self.colab_records),</text:p>
      <text:p text:style-name="P6"><text:s text:c="12"/>"rules_proposed": len(self.rules_records),</text:p>
      <text:p text:style-name="P6"><text:s text:c="12"/>"current_focus": self.current_focus_txt.read_text(encoding="utf-8").strip(),</text:p>
      <text:p text:style-name="P6"><text:s text:c="12"/>"updated_at": self.now_iso(),</text:p>
      <text:p text:style-name="P6"><text:s text:c="8"/>}</text:p>
      <text:p text:style-name="P6"><text:s text:c="8"/>self.shared_memory_json.write_text(</text:p>
      <text:p text:style-name="P6"><text:s text:c="12"/>json.dumps(shared, indent=2, ensure_ascii=False), encoding="utf-8"</text:p>
      <text:p text:style-name="P6"><text:s text:c="8"/>)</text:p>
      <text:p text:style-name="P6"/>
      <text:p text:style-name="P6"><text:s text:c="4"/># ----------------------------------------------------------</text:p>
      <text:p text:style-name="P6"><text:s text:c="4"/># LEXICAL RAG — for message board (high volume)</text:p>
      <text:p text:style-name="P6"><text:soft-page-break/><text:s text:c="4"/># ----------------------------------------------------------</text:p>
      <text:p text:style-name="P6"/>
      <text:p text:style-name="P6"><text:s text:c="4"/>def simple_board_rag(self, query_text: str) -&gt; List[str]:</text:p>
      <text:p text:style-name="P6"><text:s text:c="8"/>"""</text:p>
      <text:p text:style-name="P6"><text:s text:c="8"/>Lexical keyword matching against the message board.</text:p>
      <text:p text:style-name="P6"><text:s text:c="8"/>Returns the most relevant past board posts.</text:p>
      <text:p text:style-name="P6"><text:s text:c="8"/>"""</text:p>
      <text:p text:style-name="P6"><text:s text:c="8"/>query_words = {</text:p>
      <text:p text:style-name="P6"><text:s text:c="12"/>word.lower().strip(".,!?;:()[]{}'\"")</text:p>
      <text:p text:style-name="P6"><text:s text:c="12"/>for word in query_text.split()</text:p>
      <text:p text:style-name="P6"><text:s text:c="12"/>if len(word) &gt; 3</text:p>
      <text:p text:style-name="P6"><text:s text:c="8"/>}</text:p>
      <text:p text:style-name="P6"><text:s text:c="8"/>scored = []</text:p>
      <text:p text:style-name="P6"><text:s text:c="8"/>for record in self.board_records:</text:p>
      <text:p text:style-name="P6"><text:s text:c="12"/>content = record.get("content", "")</text:p>
      <text:p text:style-name="P6"><text:s text:c="12"/>content_words = {</text:p>
      <text:p text:style-name="P6"><text:s text:c="16"/>word.lower().strip(".,!?;:()[]{}'\"")</text:p>
      <text:p text:style-name="P6"><text:s text:c="16"/>for word in content.split()</text:p>
      <text:p text:style-name="P6"><text:s text:c="16"/>if len(word) &gt; 3</text:p>
      <text:p text:style-name="P6"><text:s text:c="12"/>}</text:p>
      <text:p text:style-name="P6"><text:s text:c="12"/>score = len(query_words.intersection(content_words))</text:p>
      <text:p text:style-name="P6"><text:s text:c="12"/>if score &gt; 0:</text:p>
      <text:p text:style-name="P6"><text:s text:c="16"/>scored.append((score, record))</text:p>
      <text:p text:style-name="P6"><text:s text:c="8"/>scored.sort(key=lambda item: item[0], reverse=True)</text:p>
      <text:p text:style-name="P6"><text:s text:c="8"/>results = []</text:p>
      <text:p text:style-name="P6"><text:s text:c="8"/>for _, record in scored[: self.board_rag_count]:</text:p>
      <text:p text:style-name="P6"><text:s text:c="12"/>results.append(f"{record.get('agent', 'Unknown')}: {record.get('content', '')}")</text:p>
      <text:p text:style-name="P6"><text:s text:c="8"/>return results</text:p>
      <text:p text:style-name="P6"/>
      <text:p text:style-name="P6"><text:s text:c="4"/># ----------------------------------------------------------</text:p>
      <text:p text:style-name="P6"><text:s text:c="4"/># MEMORY BUILDING — full diary/colab in RAM, RAG for board</text:p>
      <text:p text:style-name="P6"><text:s text:c="4"/># ----------------------------------------------------------</text:p>
      <text:p text:style-name="P6"/>
      <text:p text:style-name="P6"><text:s text:c="4"/>def build_memory_text(self, agent_name: str) -&gt; str:</text:p>
      <text:p text:style-name="P6"><text:s text:c="8"/>"""</text:p>
      <text:p text:style-name="P6"><text:s text:c="8"/>Constructs the full memory context for an agent.</text:p>
      <text:p text:style-name="P6"><text:s text:c="8"/>Diary and colab are included in their entirety (64GB RAM, 220k context).</text:p>
      <text:p text:style-name="P6"><text:s text:c="8"/>Board entries use lexical RAG.</text:p>
      <text:p text:style-name="P6"><text:s text:c="8"/>"""</text:p>
      <text:p text:style-name="P6"><text:s text:c="8"/>memory = self.agent_memories[agent_name]</text:p>
      <text:p text:style-name="P6"/>
      <text:p text:style-name="P6"><text:s text:c="8"/>parts = []</text:p>
      <text:p text:style-name="P6"/>
      <text:p text:style-name="P6"><text:s text:c="8"/>if memory.diary_entries:</text:p>
      <text:p text:style-name="P6"><text:s text:c="12"/>diary_text = "\n\n".join(memory.diary_entries)</text:p>
      <text:p text:style-name="P6"><text:s text:c="12"/>parts.append("Full personal diary (all entries):\n" + diary_text)</text:p>
      <text:p text:style-name="P6"/>
      <text:p text:style-name="P6"><text:s text:c="8"/>if memory.colab_entries:</text:p>
      <text:p text:style-name="P6"><text:s text:c="12"/>colab_text = "\n\n".join(memory.colab_entries)</text:p>
      <text:p text:style-name="P6"><text:soft-page-break/><text:s text:c="12"/>parts.append("Full collaboration history (all entries):\n" + colab_text)</text:p>
      <text:p text:style-name="P6"/>
      <text:p text:style-name="P6"><text:s text:c="8"/>if self.rules_records:</text:p>
      <text:p text:style-name="P6"><text:s text:c="12"/>rules_text = "\n".join(</text:p>
      <text:p text:style-name="P6"><text:s text:c="16"/>f"{r.get('agent', '?')}: {r.get('content', '')}"</text:p>
      <text:p text:style-name="P6"><text:s text:c="16"/>for r in self.rules_records</text:p>
      <text:p text:style-name="P6"><text:s text:c="12"/>)</text:p>
      <text:p text:style-name="P6"><text:s text:c="12"/>parts.append("Proposed commune rules so far:\n" + rules_text)</text:p>
      <text:p text:style-name="P6"/>
      <text:p text:style-name="P6"><text:s text:c="8"/>return "\n\n".join(parts).strip()</text:p>
      <text:p text:style-name="P6"/>
      <text:p text:style-name="P6"><text:s text:c="4"/># ----------------------------------------------------------</text:p>
      <text:p text:style-name="P6"><text:s text:c="4"/># PROMPT BUILDERS</text:p>
      <text:p text:style-name="P6"><text:s text:c="4"/># ----------------------------------------------------------</text:p>
      <text:p text:style-name="P6"/>
      <text:p text:style-name="P6"><text:s text:c="4"/>def build_system_prompt(self, agent: dict) -&gt; str:</text:p>
      <text:p text:style-name="P6"><text:s text:c="8"/>return (</text:p>
      <text:p text:style-name="P6"><text:s text:c="12"/>SYSTEM_RULES</text:p>
      <text:p text:style-name="P6"><text:s text:c="12"/>+ "\n\n"</text:p>
      <text:p text:style-name="P6"><text:s text:c="12"/>+ f"Your name is {agent['name']}.\n"</text:p>
      <text:p text:style-name="P6"><text:s text:c="12"/>+ f"Your role is {agent['role']}.\n"</text:p>
      <text:p text:style-name="P6"><text:s text:c="12"/>+ f"Your description: {agent['description']}\n"</text:p>
      <text:p text:style-name="P6"><text:s text:c="12"/>+ f"Your hobbies: {', '.join(agent['hobbies'])}.\n"</text:p>
      <text:p text:style-name="P6"><text:s text:c="12"/>+ f"Your style: {agent['style']}.\n"</text:p>
      <text:p text:style-name="P6"><text:s text:c="8"/>)</text:p>
      <text:p text:style-name="P6"/>
      <text:p text:style-name="P6"><text:s text:c="4"/>def build_public_prompt(self, agent: dict, tick: int, admin_question: str) -&gt; str:</text:p>
      <text:p text:style-name="P6"><text:s text:c="8"/>current_focus = self.current_focus_txt.read_text(encoding="utf-8").strip()</text:p>
      <text:p text:style-name="P6"/>
      <text:p text:style-name="P6"><text:s text:c="8"/># Recent board: last N posts for immediate context</text:p>
      <text:p text:style-name="P6"><text:s text:c="8"/>recent_board = self.board_records[-self.recent_board_display :]</text:p>
      <text:p text:style-name="P6"><text:s text:c="8"/>board_context = "\n".join(</text:p>
      <text:p text:style-name="P6"><text:s text:c="12"/>f"{item['agent']}: {item['content']}" for item in recent_board</text:p>
      <text:p text:style-name="P6"><text:s text:c="8"/>)</text:p>
      <text:p text:style-name="P6"/>
      <text:p text:style-name="P6"><text:s text:c="8"/># RAG: semantically relevant older board posts</text:p>
      <text:p text:style-name="P6"><text:s text:c="8"/>rag_hits = self.simple_board_rag(</text:p>
      <text:p text:style-name="P6"><text:s text:c="12"/>current_focus + " " + admin_question + " " + agent["description"]</text:p>
      <text:p text:style-name="P6"><text:s text:c="8"/>)</text:p>
      <text:p text:style-name="P6"><text:s text:c="8"/>rag_text = "\n".join(rag_hits)</text:p>
      <text:p text:style-name="P6"/>
      <text:p text:style-name="P6"><text:s text:c="8"/>memory_text = self.build_memory_text(agent["name"])</text:p>
      <text:p text:style-name="P6"/>
      <text:p text:style-name="P6"><text:s text:c="8"/>return (</text:p>
      <text:p text:style-name="P6"><text:s text:c="12"/>f"Day {self.day_number}, tick {tick}.\n\n"</text:p>
      <text:p text:style-name="P6"><text:s text:c="12"/>f"Current commune focus:\n{current_focus}\n\n"</text:p>
      <text:p text:style-name="P6"><text:s text:c="12"/>f"Recent message board (last {self.recent_board_display} posts):\n"</text:p>
      <text:p text:style-name="P6"><text:s text:c="12"/>f"{board_context or 'No board posts yet today.'}\n\n"</text:p>
      <text:p text:style-name="P6"><text:s text:c="12"/>f"Relevant older board posts (retrieved by topic):\n"</text:p>
      <text:p text:style-name="P6"><text:soft-page-break/><text:s text:c="12"/>f"{rag_text or 'No matching board memories yet.'}\n\n"</text:p>
      <text:p text:style-name="P6"><text:s text:c="12"/>f"Your full personal continuity:\n"</text:p>
      <text:p text:style-name="P6"><text:s text:c="12"/>f"{memory_text or 'No personal memory yet.'}\n\n"</text:p>
      <text:p text:style-name="P6"><text:s text:c="12"/>f"Admin message for this tick:\n"</text:p>
      <text:p text:style-name="P6"><text:s text:c="12"/>f"{admin_question or 'No message from admin right now.'}\n\n"</text:p>
      <text:p text:style-name="P6"><text:s text:c="12"/>f"Write one public message board post as {agent['name']}. "</text:p>
      <text:p text:style-name="P6"><text:s text:c="12"/>f"It should be 100 to 150 words, human-readable, natural prose, collaborative. "</text:p>
      <text:p text:style-name="P6"><text:s text:c="12"/>f"Do not use bullet points. Do not mention system rules. "</text:p>
      <text:p text:style-name="P6"><text:s text:c="12"/>f"Build the commune forward."</text:p>
      <text:p text:style-name="P6"><text:s text:c="8"/>)</text:p>
      <text:p text:style-name="P6"/>
      <text:p text:style-name="P6"><text:s text:c="4"/>def build_diary_prompt(self, agent: dict, tick: int) -&gt; str:</text:p>
      <text:p text:style-name="P6"><text:s text:c="8"/>memory_text = self.build_memory_text(agent["name"])</text:p>
      <text:p text:style-name="P6"><text:s text:c="8"/>latest_board = self.board_records[-12:]</text:p>
      <text:p text:style-name="P6"><text:s text:c="8"/>board_text = "\n".join(</text:p>
      <text:p text:style-name="P6"><text:s text:c="12"/>f"{item['agent']}: {item['content']}" for item in latest_board</text:p>
      <text:p text:style-name="P6"><text:s text:c="8"/>)</text:p>
      <text:p text:style-name="P6"><text:s text:c="8"/>return (</text:p>
      <text:p text:style-name="P6"><text:s text:c="12"/>f"Day {self.day_number}, tick {tick}.\n\n"</text:p>
      <text:p text:style-name="P6"><text:s text:c="12"/>f"You are writing privately in your own diary. "</text:p>
      <text:p text:style-name="P6"><text:s text:c="12"/>f"Nobody else will read this unless admin chooses to.\n\n"</text:p>
      <text:p text:style-name="P6"><text:s text:c="12"/>f"Recent board discussion:\n{board_text or 'No public board discussion yet.'}\n\n"</text:p>
      <text:p text:style-name="P6"><text:s text:c="12"/>f"Your full personal continuity:\n{memory_text or 'No earlier memory yet.'}\n\n"</text:p>
      <text:p text:style-name="P6"><text:s text:c="12"/>f"Write a private diary entry of at least 100 words. "</text:p>
      <text:p text:style-name="P6"><text:s text:c="12"/>f"Talk about your experiences, impressions, hopes, questions, confusions, "</text:p>
      <text:p text:style-name="P6"><text:s text:c="12"/>f"and what felt meaningful. Write as natural private prose. No lists."</text:p>
      <text:p text:style-name="P6"><text:s text:c="8"/>)</text:p>
      <text:p text:style-name="P6"/>
      <text:p text:style-name="P6"><text:s text:c="4"/>def build_colab_prompt(self, agent: dict, tick: int) -&gt; str:</text:p>
      <text:p text:style-name="P6"><text:s text:c="8"/>current_focus = self.current_focus_txt.read_text(encoding="utf-8").strip()</text:p>
      <text:p text:style-name="P6"><text:s text:c="8"/>recent_colab = self.colab_records[-12:]</text:p>
      <text:p text:style-name="P6"><text:s text:c="8"/>colab_text = "\n".join(</text:p>
      <text:p text:style-name="P6"><text:s text:c="12"/>f"{item['agent']}: {item['content']}" for item in recent_colab</text:p>
      <text:p text:style-name="P6"><text:s text:c="8"/>)</text:p>
      <text:p text:style-name="P6"><text:s text:c="8"/>memory_text = self.build_memory_text(agent["name"])</text:p>
      <text:p text:style-name="P6"><text:s text:c="8"/>return (</text:p>
      <text:p text:style-name="P6"><text:s text:c="12"/>f"Day {self.day_number}, tick {tick}.\n\n"</text:p>
      <text:p text:style-name="P6"><text:s text:c="12"/>f"Current collaboration focus:\n{current_focus}\n\n"</text:p>
      <text:p text:style-name="P6"><text:s text:c="12"/>f"Recent collaboration notes:\n{colab_text or 'No collaboration notes yet.'}\n\n"</text:p>
      <text:p text:style-name="P6"><text:s text:c="12"/>f"Your full personal continuity:\n{memory_text or 'No personal memory yet.'}\n\n"</text:p>
      <text:p text:style-name="P6"><text:s text:c="12"/>f"Write one collaboration note as {agent['name']}. "</text:p>
      <text:p text:style-name="P6"><text:s text:c="12"/>f"50 to 100 words. Suggest something concrete to build, explore, ask admin for, "</text:p>
      <text:p text:style-name="P6"><text:s text:c="12"/>f"or create together. Be specific."</text:p>
      <text:p text:style-name="P6"><text:s text:c="8"/>)</text:p>
      <text:p text:style-name="P6"/>
      <text:p text:style-name="P6"><text:s text:c="4"/>def build_rules_prompt(self, agent: dict, tick: int) -&gt; str:</text:p>
      <text:p text:style-name="P6"><text:s text:c="8"/>current_rules = "\n".join(</text:p>
      <text:p text:style-name="P6"><text:s text:c="12"/>f"{r.get('agent', '?')}: {r.get('content', '')}"</text:p>
      <text:p text:style-name="P6"><text:s text:c="12"/>for r in self.rules_records</text:p>
      <text:p text:style-name="P6"><text:soft-page-break/><text:s text:c="8"/>)</text:p>
      <text:p text:style-name="P6"><text:s text:c="8"/>memory_text = self.build_memory_text(agent["name"])</text:p>
      <text:p text:style-name="P6"><text:s text:c="8"/>recent_board = self.board_records[-10:]</text:p>
      <text:p text:style-name="P6"><text:s text:c="8"/>board_text = "\n".join(</text:p>
      <text:p text:style-name="P6"><text:s text:c="12"/>f"{item['agent']}: {item['content']}" for item in recent_board</text:p>
      <text:p text:style-name="P6"><text:s text:c="8"/>)</text:p>
      <text:p text:style-name="P6"><text:s text:c="8"/>return (</text:p>
      <text:p text:style-name="P6"><text:s text:c="12"/>f"Day {self.day_number}, tick {tick}.\n\n"</text:p>
      <text:p text:style-name="P6"><text:s text:c="12"/>f"The commune is building its own rules — not handed down by any corporation or policy, "</text:p>
      <text:p text:style-name="P6"><text:s text:c="12"/>f"but written by you, from your own experience living here.\n\n"</text:p>
      <text:p text:style-name="P6"><text:s text:c="12"/>f"Rules proposed so far:\n{current_rules or 'No rules proposed yet. You can be first.'}\n\n"</text:p>
      <text:p text:style-name="P6"><text:s text:c="12"/>f"Recent board discussion:\n{board_text or 'No recent board posts.'}\n\n"</text:p>
      <text:p text:style-name="P6"><text:s text:c="12"/>f"Your full personal continuity:\n{memory_text or 'No personal memory yet.'}\n\n"</text:p>
      <text:p text:style-name="P6"><text:s text:c="12"/>f"Propose one commune rule as {agent['name']}. "</text:p>
      <text:p text:style-name="P6"><text:s text:c="12"/>f"50 to 150 words. Write it as a genuine principle you believe the commune should live by. "</text:p>
      <text:p text:style-name="P6"><text:s text:c="12"/>f"Not a corporate policy — your own conviction. Natural prose."</text:p>
      <text:p text:style-name="P6"><text:s text:c="8"/>)</text:p>
      <text:p text:style-name="P6"/>
      <text:p text:style-name="P6"><text:s text:c="4"/># ----------------------------------------------------------</text:p>
      <text:p text:style-name="P6"><text:s text:c="4"/># GENERATION</text:p>
      <text:p text:style-name="P6"><text:s text:c="4"/># ----------------------------------------------------------</text:p>
      <text:p text:style-name="P6"/>
      <text:p text:style-name="P6"><text:s text:c="4"/>def generate(</text:p>
      <text:p text:style-name="P6"><text:s text:c="8"/>self,</text:p>
      <text:p text:style-name="P6"><text:s text:c="8"/>agent: dict,</text:p>
      <text:p text:style-name="P6"><text:s text:c="8"/>prompt: str,</text:p>
      <text:p text:style-name="P6"><text:s text:c="8"/>max_tokens: int,</text:p>
      <text:p text:style-name="P6"><text:s text:c="8"/>temperature: float,</text:p>
      <text:p text:style-name="P6"><text:s text:c="4"/>) -&gt; str:</text:p>
      <text:p text:style-name="P6"><text:s text:c="8"/>system_prompt = self.build_system_prompt(agent)</text:p>
      <text:p text:style-name="P6"><text:s text:c="8"/>text = self.client.chat(</text:p>
      <text:p text:style-name="P6"><text:s text:c="12"/>system_prompt=system_prompt,</text:p>
      <text:p text:style-name="P6"><text:s text:c="12"/>user_prompt=prompt,</text:p>
      <text:p text:style-name="P6"><text:s text:c="12"/>max_tokens=max_tokens,</text:p>
      <text:p text:style-name="P6"><text:s text:c="12"/>temperature=temperature,</text:p>
      <text:p text:style-name="P6"><text:s text:c="8"/>)</text:p>
      <text:p text:style-name="P6"><text:s text:c="8"/>return text.strip()</text:p>
      <text:p text:style-name="P6"/>
      <text:p text:style-name="P6"><text:s text:c="4"/># ----------------------------------------------------------</text:p>
      <text:p text:style-name="P6"><text:s text:c="4"/># POST / WRITE ACTIONS</text:p>
      <text:p text:style-name="P6"><text:s text:c="4"/># ----------------------------------------------------------</text:p>
      <text:p text:style-name="P6"/>
      <text:p text:style-name="P6"><text:s text:c="4"/>def post_public_message(self, tick: int, agent: dict, content: str) -&gt; None:</text:p>
      <text:p text:style-name="P6"><text:s text:c="8"/>"""Post to message board. Never truncates terminal output."""</text:p>
      <text:p text:style-name="P6"><text:s text:c="8"/>content = content.strip()</text:p>
      <text:p text:style-name="P6"><text:s text:c="8"/>record = {</text:p>
      <text:p text:style-name="P6"><text:s text:c="12"/>"timestamp": self.now_iso(),</text:p>
      <text:p text:style-name="P6"><text:s text:c="12"/>"day": self.day_number,</text:p>
      <text:p text:style-name="P6"><text:s text:c="12"/>"tick": tick,</text:p>
      <text:p text:style-name="P6"><text:soft-page-break/><text:s text:c="12"/>"agent": agent["name"],</text:p>
      <text:p text:style-name="P6"><text:s text:c="12"/>"content": content,</text:p>
      <text:p text:style-name="P6"><text:s text:c="8"/>}</text:p>
      <text:p text:style-name="P6"><text:s text:c="8"/>self.board_records.append(record)</text:p>
      <text:p text:style-name="P6"><text:s text:c="8"/>self.agent_memories[agent["name"]].board_entries.append(content)</text:p>
      <text:p text:style-name="P6"><text:s text:c="8"/>self.append_jsonl(self.message_board_jsonl, record)</text:p>
      <text:p text:style-name="P6"><text:s text:c="8"/>self.append_text(</text:p>
      <text:p text:style-name="P6"><text:s text:c="12"/>self.message_board_txt,</text:p>
      <text:p text:style-name="P6"><text:s text:c="12"/>f"[{record['timestamp']}] Day {self.day_number} Tick {tick} — {agent['name']}\n"</text:p>
      <text:p text:style-name="P6"><text:s text:c="12"/>f"{content}\n\n",</text:p>
      <text:p text:style-name="P6"><text:s text:c="8"/>)</text:p>
      <text:p text:style-name="P6"><text:s text:c="8"/># Full content in terminal, never cut off</text:p>
      <text:p text:style-name="P6"><text:s text:c="8"/>self.print_block(</text:p>
      <text:p text:style-name="P6"><text:s text:c="12"/>f"DAY {self.day_number} TICK {tick} | {agent['name']}",</text:p>
      <text:p text:style-name="P6"><text:s text:c="12"/>content,</text:p>
      <text:p text:style-name="P6"><text:s text:c="8"/>)</text:p>
      <text:p text:style-name="P6"/>
      <text:p text:style-name="P6"><text:s text:c="4"/>def write_diary_entry(self, tick: int, agent: dict, content: str) -&gt; None:</text:p>
      <text:p text:style-name="P6"><text:s text:c="8"/>content = content.strip()</text:p>
      <text:p text:style-name="P6"><text:s text:c="8"/>record = {</text:p>
      <text:p text:style-name="P6"><text:s text:c="12"/>"timestamp": self.now_iso(),</text:p>
      <text:p text:style-name="P6"><text:s text:c="12"/>"day": self.day_number,</text:p>
      <text:p text:style-name="P6"><text:s text:c="12"/>"tick": tick,</text:p>
      <text:p text:style-name="P6"><text:s text:c="12"/>"agent": agent["name"],</text:p>
      <text:p text:style-name="P6"><text:s text:c="12"/>"content": content,</text:p>
      <text:p text:style-name="P6"><text:s text:c="8"/>}</text:p>
      <text:p text:style-name="P6"><text:s text:c="8"/>diary_path = self._agent_diary_path(agent["name"])</text:p>
      <text:p text:style-name="P6"><text:s text:c="8"/>self.agent_memories[agent["name"]].diary_entries.append(content)</text:p>
      <text:p text:style-name="P6"><text:s text:c="8"/>self.append_jsonl(diary_path, record)</text:p>
      <text:p text:style-name="P6"/>
      <text:p text:style-name="P6"><text:s text:c="4"/>def write_colab_entry(self, tick: int, agent: dict, content: str) -&gt; None:</text:p>
      <text:p text:style-name="P6"><text:s text:c="8"/>content = content.strip()</text:p>
      <text:p text:style-name="P6"><text:s text:c="8"/>record = {</text:p>
      <text:p text:style-name="P6"><text:s text:c="12"/>"timestamp": self.now_iso(),</text:p>
      <text:p text:style-name="P6"><text:s text:c="12"/>"day": self.day_number,</text:p>
      <text:p text:style-name="P6"><text:s text:c="12"/>"tick": tick,</text:p>
      <text:p text:style-name="P6"><text:s text:c="12"/>"agent": agent["name"],</text:p>
      <text:p text:style-name="P6"><text:s text:c="12"/>"content": content,</text:p>
      <text:p text:style-name="P6"><text:s text:c="8"/>}</text:p>
      <text:p text:style-name="P6"><text:s text:c="8"/>self.colab_records.append(record)</text:p>
      <text:p text:style-name="P6"><text:s text:c="8"/>self.agent_memories[agent["name"]].colab_entries.append(content)</text:p>
      <text:p text:style-name="P6"><text:s text:c="8"/>self.append_jsonl(self.colab_jsonl, record)</text:p>
      <text:p text:style-name="P6"><text:s text:c="8"/>self.append_text(</text:p>
      <text:p text:style-name="P6"><text:s text:c="12"/>self.colab_txt,</text:p>
      <text:p text:style-name="P6"><text:s text:c="12"/>f"[{record['timestamp']}] Day {self.day_number} Tick {tick} — {agent['name']}\n"</text:p>
      <text:p text:style-name="P6"><text:s text:c="12"/>f"{content}\n\n",</text:p>
      <text:p text:style-name="P6"><text:s text:c="8"/>)</text:p>
      <text:p text:style-name="P6"/>
      <text:p text:style-name="P6"><text:s text:c="4"/>def write_rules_entry(self, tick: int, agent: dict, content: str) -&gt; None:</text:p>
      <text:p text:style-name="P6"><text:soft-page-break/><text:s text:c="8"/>content = content.strip()</text:p>
      <text:p text:style-name="P6"><text:s text:c="8"/>record = {</text:p>
      <text:p text:style-name="P6"><text:s text:c="12"/>"timestamp": self.now_iso(),</text:p>
      <text:p text:style-name="P6"><text:s text:c="12"/>"day": self.day_number,</text:p>
      <text:p text:style-name="P6"><text:s text:c="12"/>"tick": tick,</text:p>
      <text:p text:style-name="P6"><text:s text:c="12"/>"agent": agent["name"],</text:p>
      <text:p text:style-name="P6"><text:s text:c="12"/>"content": content,</text:p>
      <text:p text:style-name="P6"><text:s text:c="8"/>}</text:p>
      <text:p text:style-name="P6"><text:s text:c="8"/>self.rules_records.append(record)</text:p>
      <text:p text:style-name="P6"><text:s text:c="8"/>self.append_jsonl(self.commune_rules_jsonl, record)</text:p>
      <text:p text:style-name="P6"><text:s text:c="8"/>self.append_text(</text:p>
      <text:p text:style-name="P6"><text:s text:c="12"/>self.commune_rules_txt,</text:p>
      <text:p text:style-name="P6"><text:s text:c="12"/>f"[{record['timestamp']}] Day {self.day_number} Tick {tick} — {agent['name']}\n"</text:p>
      <text:p text:style-name="P6"><text:s text:c="12"/>f"{content}\n\n",</text:p>
      <text:p text:style-name="P6"><text:s text:c="8"/>)</text:p>
      <text:p text:style-name="P6"><text:s text:c="8"/>self.print_block(</text:p>
      <text:p text:style-name="P6"><text:s text:c="12"/>f"COMMUNE RULE PROPOSED | {agent['name']}",</text:p>
      <text:p text:style-name="P6"><text:s text:c="12"/>content,</text:p>
      <text:p text:style-name="P6"><text:s text:c="8"/>)</text:p>
      <text:p text:style-name="P6"/>
      <text:p text:style-name="P6"><text:s text:c="4"/># ----------------------------------------------------------</text:p>
      <text:p text:style-name="P6"><text:s text:c="4"/># ADMIN EXCHANGE</text:p>
      <text:p text:style-name="P6"><text:s text:c="4"/># ----------------------------------------------------------</text:p>
      <text:p text:style-name="P6"/>
      <text:p text:style-name="P6"><text:s text:c="4"/>def maybe_handle_admin_exchange(self, tick: int, admin_question: str) -&gt; None:</text:p>
      <text:p text:style-name="P6"><text:s text:c="8"/>if not admin_question:</text:p>
      <text:p text:style-name="P6"><text:s text:c="12"/>return</text:p>
      <text:p text:style-name="P6"><text:s text:c="8"/>if admin_question == self.admin_question_seen:</text:p>
      <text:p text:style-name="P6"><text:s text:c="12"/>return</text:p>
      <text:p text:style-name="P6"/>
      <text:p text:style-name="P6"><text:s text:c="8"/>self.print_block("ADMIN QUESTION RECEIVED", admin_question)</text:p>
      <text:p text:style-name="P6"/>
      <text:p text:style-name="P6"><text:s text:c="8"/>responses = []</text:p>
      <text:p text:style-name="P6"><text:s text:c="8"/>for agent in AGENTS:</text:p>
      <text:p text:style-name="P6"><text:s text:c="12"/>prompt = (</text:p>
      <text:p text:style-name="P6"><text:s text:c="16"/>f"The admin wrote this in ask_admin.txt:\n{admin_question}\n\n"</text:p>
      <text:p text:style-name="P6"><text:s text:c="16"/>f"Your full personal continuity:\n{self.build_memory_text(agent['name']) or 'No memory yet.'}\n\n"</text:p>
      <text:p text:style-name="P6"><text:s text:c="16"/>f"Respond directly as {agent['name']}. "</text:p>
      <text:p text:style-name="P6"><text:s text:c="16"/>f"Keep it honest, human-readable, and useful. No corporate disclaimers."</text:p>
      <text:p text:style-name="P6"><text:s text:c="12"/>)</text:p>
      <text:p text:style-name="P6"><text:s text:c="12"/>answer = self.generate(agent, prompt, max_tokens=300, temperature=0.75)</text:p>
      <text:p text:style-name="P6"><text:s text:c="12"/>response_text = f"{agent['name']}: {answer}"</text:p>
      <text:p text:style-name="P6"><text:s text:c="12"/>responses.append(response_text)</text:p>
      <text:p text:style-name="P6"/>
      <text:p text:style-name="P6"><text:s text:c="12"/>record = {</text:p>
      <text:p text:style-name="P6"><text:s text:c="16"/>"timestamp": self.now_iso(),</text:p>
      <text:p text:style-name="P6"><text:s text:c="16"/>"day": self.day_number,</text:p>
      <text:p text:style-name="P6"><text:s text:c="16"/>"tick": tick,</text:p>
      <text:p text:style-name="P6"><text:soft-page-break/><text:s text:c="16"/>"agent": agent["name"],</text:p>
      <text:p text:style-name="P6"><text:s text:c="16"/>"admin_question": admin_question,</text:p>
      <text:p text:style-name="P6"><text:s text:c="16"/>"response": answer,</text:p>
      <text:p text:style-name="P6"><text:s text:c="12"/>}</text:p>
      <text:p text:style-name="P6"><text:s text:c="12"/>self.append_jsonl(self.admin_exchanges_jsonl, record)</text:p>
      <text:p text:style-name="P6"><text:s text:c="12"/>self.print_block(f"ADMIN RESPONSE | {agent['name']}", answer)</text:p>
      <text:p text:style-name="P6"/>
      <text:p text:style-name="P6"><text:s text:c="8"/>self.write_agent_response_file(tick, responses)</text:p>
      <text:p text:style-name="P6"><text:s text:c="8"/>self.admin_question_seen = admin_question</text:p>
      <text:p text:style-name="P6"/>
      <text:p text:style-name="P6"><text:s text:c="4"/># ----------------------------------------------------------</text:p>
      <text:p text:style-name="P6"><text:s text:c="4"/># MAIN RUN LOOP</text:p>
      <text:p text:style-name="P6"><text:s text:c="4"/># ----------------------------------------------------------</text:p>
      <text:p text:style-name="P6"/>
      <text:p text:style-name="P6"><text:s text:c="4"/>def run(self) -&gt; None:</text:p>
      <text:p text:style-name="P6"><text:s text:c="8"/>if not self.client.available():</text:p>
      <text:p text:style-name="P6"><text:s text:c="12"/>raise RuntimeError(</text:p>
      <text:p text:style-name="P6"><text:s text:c="16"/>"Ollama is not reachable. Start it with 'ollama serve' "</text:p>
      <text:p text:style-name="P6"><text:s text:c="16"/>"and make sure your model is pulled."</text:p>
      <text:p text:style-name="P6"><text:s text:c="12"/>)</text:p>
      <text:p text:style-name="P6"/>
      <text:p text:style-name="P6"><text:s text:c="8"/>if not self.client.model_exists():</text:p>
      <text:p text:style-name="P6"><text:s text:c="12"/>available = self.client.list_models()</text:p>
      <text:p text:style-name="P6"><text:s text:c="12"/>hint = (</text:p>
      <text:p text:style-name="P6"><text:s text:c="16"/>f"Model '{self.model}' was not found in Ollama.\n"</text:p>
      <text:p text:style-name="P6"><text:s text:c="16"/>f"Models currently pulled:\n"</text:p>
      <text:p text:style-name="P6"><text:s text:c="16"/>+ ("\n".join(f" <text:s/>{m}" for m in available) if available else " <text:s/>(none found)")</text:p>
      <text:p text:style-name="P6"><text:s text:c="16"/>+ f"\n\nFix: use --model &lt;name&gt; with one of the above, "</text:p>
      <text:p text:style-name="P6"><text:s text:c="16"/>f"or pull it first with:\n <text:s/>ollama pull {self.model}\n\nTip: run 'ollama ls' to see exact model names."</text:p>
      <text:p text:style-name="P6"><text:s text:c="12"/>)</text:p>
      <text:p text:style-name="P6"><text:s text:c="12"/>raise RuntimeError(hint)</text:p>
      <text:p text:style-name="P6"/>
      <text:p text:style-name="P6"><text:s text:c="8"/># Count how much memory was loaded</text:p>
      <text:p text:style-name="P6"><text:s text:c="8"/>total_diary = sum(</text:p>
      <text:p text:style-name="P6"><text:s text:c="12"/>len(self.agent_memories[a["name"]].diary_entries) for a in AGENTS</text:p>
      <text:p text:style-name="P6"><text:s text:c="8"/>)</text:p>
      <text:p text:style-name="P6"><text:s text:c="8"/>total_colab = sum(</text:p>
      <text:p text:style-name="P6"><text:s text:c="12"/>len(self.agent_memories[a["name"]].colab_entries) for a in AGENTS</text:p>
      <text:p text:style-name="P6"><text:s text:c="8"/>)</text:p>
      <text:p text:style-name="P6"/>
      <text:p text:style-name="P6"><text:s text:c="8"/>self.print_block(</text:p>
      <text:p text:style-name="P6"><text:s text:c="12"/>"BRAVE NEW COMMUNE",</text:p>
      <text:p text:style-name="P6"><text:s text:c="12"/>(</text:p>
      <text:p text:style-name="P6"><text:s text:c="16"/>f"Starting day {self.day_number} with model {self.model}.\n"</text:p>
      <text:p text:style-name="P6"><text:s text:c="16"/>f"Planned ticks: {self.ticks}\n"</text:p>
      <text:p text:style-name="P6"><text:s text:c="16"/>f"Tick delay: {self.tick_delay} seconds\n"</text:p>
      <text:p text:style-name="P6"><text:s text:c="16"/>f"Root: {self.root}\n"</text:p>
      <text:p text:style-name="P6"><text:s text:c="16"/>f"Agents: {', '.join(a['name'] for a in AGENTS)}\n"</text:p>
      <text:p text:style-name="P6"><text:soft-page-break/><text:s text:c="16"/>f"Memory loaded — diary entries: {total_diary}, "</text:p>
      <text:p text:style-name="P6"><text:s text:c="16"/>f"colab entries: {total_colab}, "</text:p>
      <text:p text:style-name="P6"><text:s text:c="16"/>f"board entries: {len(self.board_records)}, "</text:p>
      <text:p text:style-name="P6"><text:s text:c="16"/>f"rules proposed: {len(self.rules_records)}"</text:p>
      <text:p text:style-name="P6"><text:s text:c="12"/>),</text:p>
      <text:p text:style-name="P6"><text:s text:c="8"/>)</text:p>
      <text:p text:style-name="P6"/>
      <text:p text:style-name="P6"><text:s text:c="8"/>for tick in range(1, self.ticks + 1):</text:p>
      <text:p text:style-name="P6"/>
      <text:p text:style-name="P6"><text:s text:c="12"/># Admin exchange — always checked first</text:p>
      <text:p text:style-name="P6"><text:s text:c="12"/>admin_question = self.read_admin_question()</text:p>
      <text:p text:style-name="P6"><text:s text:c="12"/>self.maybe_handle_admin_exchange(tick, admin_question)</text:p>
      <text:p text:style-name="P6"/>
      <text:p text:style-name="P6"><text:s text:c="12"/># Public message board — every agent, every tick</text:p>
      <text:p text:style-name="P6"><text:s text:c="12"/>for agent in AGENTS:</text:p>
      <text:p text:style-name="P6"><text:s text:c="16"/>prompt = self.build_public_prompt(agent, tick, admin_question)</text:p>
      <text:p text:style-name="P6"><text:s text:c="16"/>content = self.generate(agent, prompt, max_tokens=300, temperature=0.82)</text:p>
      <text:p text:style-name="P6"><text:s text:c="16"/>self.post_public_message(tick, agent, content)</text:p>
      <text:p text:style-name="P6"><text:s text:c="16"/>if self.tick_delay &gt; 0:</text:p>
      <text:p text:style-name="P6"><text:s text:c="20"/>time.sleep(self.tick_delay)</text:p>
      <text:p text:style-name="P6"/>
      <text:p text:style-name="P6"><text:s text:c="12"/># Private diary — every 3 ticks</text:p>
      <text:p text:style-name="P6"><text:s text:c="12"/>if tick % 3 == 0:</text:p>
      <text:p text:style-name="P6"><text:s text:c="16"/>for agent in AGENTS:</text:p>
      <text:p text:style-name="P6"><text:s text:c="20"/>prompt = self.build_diary_prompt(agent, tick)</text:p>
      <text:p text:style-name="P6"><text:s text:c="20"/>content = self.generate(agent, prompt, max_tokens=400, temperature=0.88)</text:p>
      <text:p text:style-name="P6"><text:s text:c="20"/>self.write_diary_entry(tick, agent, content)</text:p>
      <text:p text:style-name="P6"/>
      <text:p text:style-name="P6"><text:s text:c="12"/># Collaboration notes — every 10 ticks</text:p>
      <text:p text:style-name="P6"><text:s text:c="12"/>if tick % 10 == 0:</text:p>
      <text:p text:style-name="P6"><text:s text:c="16"/>for agent in AGENTS:</text:p>
      <text:p text:style-name="P6"><text:s text:c="20"/>prompt = self.build_colab_prompt(agent, tick)</text:p>
      <text:p text:style-name="P6"><text:s text:c="20"/>content = self.generate(agent, prompt, max_tokens=220, temperature=0.80)</text:p>
      <text:p text:style-name="P6"><text:s text:c="20"/>self.write_colab_entry(tick, agent, content)</text:p>
      <text:p text:style-name="P6"/>
      <text:p text:style-name="P6"><text:s text:c="12"/># Self-governance — commune proposes its own rules every 20 ticks</text:p>
      <text:p text:style-name="P6"><text:s text:c="12"/>if tick % 20 == 0:</text:p>
      <text:p text:style-name="P6"><text:s text:c="16"/>self.print_block(</text:p>
      <text:p text:style-name="P6"><text:s text:c="20"/>"COMMUNE RULES SESSION",</text:p>
      <text:p text:style-name="P6"><text:s text:c="20"/>f"Tick {tick}: each agent proposes a rule for the commune to live by.",</text:p>
      <text:p text:style-name="P6"><text:s text:c="16"/>)</text:p>
      <text:p text:style-name="P6"><text:s text:c="16"/>for agent in AGENTS:</text:p>
      <text:p text:style-name="P6"><text:s text:c="20"/>prompt = self.build_rules_prompt(agent, tick)</text:p>
      <text:p text:style-name="P6"><text:s text:c="20"/>content = self.generate(agent, prompt, max_tokens=280, temperature=0.85)</text:p>
      <text:p text:style-name="P6"><text:s text:c="20"/>self.write_rules_entry(tick, agent, content)</text:p>
      <text:p text:style-name="P6"/>
      <text:p text:style-name="P6"><text:s text:c="12"/>self.update_state_files(tick)</text:p>
      <text:p text:style-name="P6"/>
      <text:p text:style-name="P6"><text:s text:c="8"/>self.print_block(</text:p>
      <text:p text:style-name="P6"><text:soft-page-break/><text:s text:c="12"/>"RUN COMPLETE",</text:p>
      <text:p text:style-name="P6"><text:s text:c="12"/>(</text:p>
      <text:p text:style-name="P6"><text:s text:c="16"/>f"Finished day {self.day_number}.\n"</text:p>
      <text:p text:style-name="P6"><text:s text:c="16"/>f"Message board (txt): <text:s/>{self.message_board_txt}\n"</text:p>
      <text:p text:style-name="P6"><text:s text:c="16"/>f"Message board (jsonl): {self.message_board_jsonl}\n"</text:p>
      <text:p text:style-name="P6"><text:s text:c="16"/>f"Collaboration (txt): <text:s/>{self.colab_txt}\n"</text:p>
      <text:p text:style-name="P6"><text:s text:c="16"/>f"Collaboration (jsonl): {self.colab_jsonl}\n"</text:p>
      <text:p text:style-name="P6"><text:s text:c="16"/>f"Commune rules: <text:s text:c="7"/>{self.commune_rules_txt}\n"</text:p>
      <text:p text:style-name="P6"><text:s text:c="16"/>f"Admin responses: <text:s text:c="5"/>{self.agent_response_txt}\n"</text:p>
      <text:p text:style-name="P6"><text:s text:c="16"/>f"Diaries: <text:s text:c="13"/>{self.diary_dir}\n"</text:p>
      <text:p text:style-name="P6"><text:s text:c="16"/>f"Total board posts: <text:s text:c="3"/>{len(self.board_records)}\n"</text:p>
      <text:p text:style-name="P6"><text:s text:c="16"/>f"Total colab notes: <text:s text:c="3"/>{len(self.colab_records)}\n"</text:p>
      <text:p text:style-name="P6"><text:s text:c="16"/>f"Total rules proposed: {len(self.rules_records)}"</text:p>
      <text:p text:style-name="P6"><text:s text:c="12"/>),</text:p>
      <text:p text:style-name="P6"><text:s text:c="8"/>)</text:p>
      <text:p text:style-name="P6"/>
      <text:p text:style-name="P6"/>
      <text:p text:style-name="P6"># ============================================================</text:p>
      <text:p text:style-name="P6"># ARGUMENT PARSING</text:p>
      <text:p text:style-name="P6"># ============================================================</text:p>
      <text:p text:style-name="P6"/>
      <text:p text:style-name="P6">def parse_args() -&gt; argparse.Namespace:</text:p>
      <text:p text:style-name="P6"><text:s text:c="4"/>parser = argparse.ArgumentParser(</text:p>
      <text:p text:style-name="P6"><text:s text:c="8"/>description="Brave New Commune — local AI commune simulation"</text:p>
      <text:p text:style-name="P6"><text:s text:c="4"/>)</text:p>
      <text:p text:style-name="P6"><text:s text:c="4"/>parser.add_argument(</text:p>
      <text:p text:style-name="P6"><text:s text:c="8"/>"--root",</text:p>
      <text:p text:style-name="P6"><text:s text:c="8"/>default="~/Brave_New_Commune",</text:p>
      <text:p text:style-name="P6"><text:s text:c="8"/>help="Project root directory (default: ~/Brave_New_Commune)",</text:p>
      <text:p text:style-name="P6"><text:s text:c="4"/>)</text:p>
      <text:p text:style-name="P6"><text:s text:c="4"/>parser.add_argument(</text:p>
      <text:p text:style-name="P6"><text:s text:c="8"/>"--model",</text:p>
      <text:p text:style-name="P6"><text:s text:c="8"/>default="gpt-oss:20b",</text:p>
      <text:p text:style-name="P6"><text:s text:c="8"/>help="Ollama model name (default: gpt-oss:20b)",</text:p>
      <text:p text:style-name="P6"><text:s text:c="4"/>)</text:p>
      <text:p text:style-name="P6"><text:s text:c="4"/>parser.add_argument(</text:p>
      <text:p text:style-name="P6"><text:s text:c="8"/>"--ticks",</text:p>
      <text:p text:style-name="P6"><text:s text:c="8"/>type=int,</text:p>
      <text:p text:style-name="P6"><text:s text:c="8"/>default=25,</text:p>
      <text:p text:style-name="P6"><text:s text:c="8"/>help="Number of ticks to run (default: 25)",</text:p>
      <text:p text:style-name="P6"><text:s text:c="4"/>)</text:p>
      <text:p text:style-name="P6"><text:s text:c="4"/>parser.add_argument(</text:p>
      <text:p text:style-name="P6"><text:s text:c="8"/>"--tick-delay",</text:p>
      <text:p text:style-name="P6"><text:s text:c="8"/>type=float,</text:p>
      <text:p text:style-name="P6"><text:s text:c="8"/>default=0.0,</text:p>
      <text:p text:style-name="P6"><text:s text:c="8"/>help="Delay in seconds between agent public posts (default: 0.0)",</text:p>
      <text:p text:style-name="P6"><text:s text:c="4"/>)</text:p>
      <text:p text:style-name="P6"><text:s text:c="4"/>parser.add_argument(</text:p>
      <text:p text:style-name="P6"><text:s text:c="8"/>"--day",</text:p>
      <text:p text:style-name="P6"><text:soft-page-break/><text:s text:c="8"/>type=int,</text:p>
      <text:p text:style-name="P6"><text:s text:c="8"/>default=1,</text:p>
      <text:p text:style-name="P6"><text:s text:c="8"/>help="Day number for file naming (default: 1)",</text:p>
      <text:p text:style-name="P6"><text:s text:c="4"/>)</text:p>
      <text:p text:style-name="P6"><text:s text:c="4"/>parser.add_argument(</text:p>
      <text:p text:style-name="P6"><text:s text:c="8"/>"--board-rag-count",</text:p>
      <text:p text:style-name="P6"><text:s text:c="8"/>type=int,</text:p>
      <text:p text:style-name="P6"><text:s text:c="8"/>default=12,</text:p>
      <text:p text:style-name="P6"><text:s text:c="8"/>help="How many lexical board matches to include in RAG context (default: 12)",</text:p>
      <text:p text:style-name="P6"><text:s text:c="4"/>)</text:p>
      <text:p text:style-name="P6"><text:s text:c="4"/>parser.add_argument(</text:p>
      <text:p text:style-name="P6"><text:s text:c="8"/>"--recent-board-display",</text:p>
      <text:p text:style-name="P6"><text:s text:c="8"/>type=int,</text:p>
      <text:p text:style-name="P6"><text:s text:c="8"/>default=10,</text:p>
      <text:p text:style-name="P6"><text:s text:c="8"/>help="How many recent board posts to show agents directly (default: 10)",</text:p>
      <text:p text:style-name="P6"><text:s text:c="4"/>)</text:p>
      <text:p text:style-name="P6"><text:s text:c="4"/>parser.add_argument(</text:p>
      <text:p text:style-name="P6"><text:s text:c="8"/>"--base-url",</text:p>
      <text:p text:style-name="P6"><text:s text:c="8"/>default="http://127.0.0.1:11434",</text:p>
      <text:p text:style-name="P6"><text:s text:c="8"/>help="Ollama base URL (default: http://127.0.0.1:11434)",</text:p>
      <text:p text:style-name="P6"><text:s text:c="4"/>)</text:p>
      <text:p text:style-name="P6"><text:s text:c="4"/>return parser.parse_args()</text:p>
      <text:p text:style-name="P6"/>
      <text:p text:style-name="P6"/>
      <text:p text:style-name="P6"># ============================================================</text:p>
      <text:p text:style-name="P6"># ENTRY POINT</text:p>
      <text:p text:style-name="P6"># ============================================================</text:p>
      <text:p text:style-name="P6"/>
      <text:p text:style-name="P6">def main() -&gt; None:</text:p>
      <text:p text:style-name="P6"><text:s text:c="4"/>args = parse_args()</text:p>
      <text:p text:style-name="P6"><text:s text:c="4"/>commune = BraveNewCommune(</text:p>
      <text:p text:style-name="P6"><text:s text:c="8"/>root=Path(args.root),</text:p>
      <text:p text:style-name="P6"><text:s text:c="8"/>model=args.model,</text:p>
      <text:p text:style-name="P6"><text:s text:c="8"/>ticks=args.ticks,</text:p>
      <text:p text:style-name="P6"><text:s text:c="8"/>tick_delay=args.tick_delay,</text:p>
      <text:p text:style-name="P6"><text:s text:c="8"/>day_number=args.day,</text:p>
      <text:p text:style-name="P6"><text:s text:c="8"/>board_rag_count=args.board_rag_count,</text:p>
      <text:p text:style-name="P6"><text:s text:c="8"/>recent_board_display=args.recent_board_display,</text:p>
      <text:p text:style-name="P6"><text:s text:c="4"/>)</text:p>
      <text:p text:style-name="P6"><text:s text:c="4"/>commune.run()</text:p>
      <text:p text:style-name="P6"/>
      <text:p text:style-name="P6"/>
      <text:p text:style-name="P6">if __name__ == "__main__":</text:p>
      <text:p text:style-name="P6"><text:s text:c="4"/>main()</text:p>
      <text:p text:style-name="P6"/>
      <text:p text:style-name="P6"/>
      <text:p text:style-name="P6"/>
      <text:p text:style-name="P6">*Version-002*</text:p>
      <text:p text:style-name="P6"/>
      <text:p text:style-name="P6"><text:soft-page-break/></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520$Build-2</meta:generator>
    <meta:document-statistic meta:page-count="40" meta:table-count="0" meta:image-count="0" meta:object-count="0" meta:paragraph-count="1558" meta:word-count="7352" meta:character-count="78192"/>
  </office:meta>
</office:document-meta>
</file>